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26f22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28846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28a18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29ca2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2b1bb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2ba3d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2feab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12f2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2277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2499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3572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581d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795b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9500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abd8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e5ea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7"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401c6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8"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42b6d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9"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42e34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48210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491a1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4ff14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09e7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1d2f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289f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3b04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7"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4e36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8"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aeab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b3f9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f769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39f5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3c53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5bc1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6a66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a455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bbf2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7"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f758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8"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30f7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9"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3887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0"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791e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a8d7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cb37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80f5b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82fb1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878e8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897bc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7"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911ed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8"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94b77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9"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96891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0"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99862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9b3ad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9e195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9f8ae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a0957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a19f7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aac61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7" style:family="paragraph" style:parent-style-name="Standard">
      <style:text-properties officeooo:paragraph-rsid="059b3adb"/>
    </style:style>
    <style:style style:name="P58" style:family="paragraph" style:parent-style-name="Text_20_body">
      <style:text-properties fo:font-variant="normal" fo:text-transform="none" fo:color="#000000" style:font-name="Monospace" fo:font-size="11pt" fo:letter-spacing="normal" fo:language="en" fo:country="IN" fo:font-style="normal" style:text-underline-style="none" fo:font-weight="normal" officeooo:rsid="05031020" officeooo:paragraph-rsid="05897bc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9" style:family="paragraph" style:parent-style-name="Preformatted_20_Text">
      <style:text-properties fo:font-variant="normal" fo:text-transform="none" fo:color="#000000" style:font-name="Monospace" fo:font-size="11pt" fo:letter-spacing="normal" fo:language="en" fo:country="IN" fo:font-style="normal" style:text-underline-style="none" fo:font-weight="normal" officeooo:rsid="05031020" officeooo:paragraph-rsid="057cb37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0" style:family="paragraph" style:parent-style-name="Preformatted_20_Text">
      <style:paragraph-properties fo:margin-top="0cm" fo:margin-bottom="0.499cm" loext:contextual-spacing="false"/>
    </style:style>
    <style:style style:name="P61" style:family="paragraph" style:parent-style-name="Standard" style:master-page-name="Standard">
      <style:paragraph-properties style:page-number="auto"/>
      <style:text-properties fo:font-variant="normal" fo:text-transform="none" fo:color="#000000" style:font-name="Monospace" fo:font-size="11pt" fo:letter-spacing="normal" fo:language="en" fo:country="IN" fo:font-style="normal" style:text-underline-style="none" fo:font-weight="normal" officeooo:rsid="05031020" officeooo:paragraph-rsid="0526f22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aac61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c0e3b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c61ea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 style:family="text">
      <style:text-properties fo:font-variant="normal" fo:text-transform="none" fo:color="#000000" style:font-name="Monospace" fo:font-size="11pt" fo:letter-spacing="normal" fo:language="en" fo:country="IN" fo:font-style="normal" style:text-underline-style="none" fo:font-weight="normal" officeooo:rsid="057b5e2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 style:family="text">
      <style:text-properties fo:font-variant="normal" fo:text-transform="none" fo:color="#000000" style:font-name="Monospace" fo:font-size="11pt" fo:letter-spacing="normal" fo:language="en" fo:country="IN" fo:font-style="normal" style:text-underline-style="none" fo:font-weight="normal" officeooo:rsid="05897bc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 style:family="text">
      <style:text-properties fo:font-variant="normal" fo:text-transform="none" fo:color="#000000" style:font-name="Monospace" fo:font-size="11pt" fo:letter-spacing="normal" fo:language="en" fo:country="IN" fo:font-style="normal" style:text-underline-style="none" fo:font-weight="normal" officeooo:rsid="059b3ad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 style:family="text">
      <style:text-properties fo:font-variant="normal" fo:text-transform="none" fo:color="#000000" style:font-name="Monospace" fo:font-size="11pt" fo:letter-spacing="normal" fo:language="en" fo:country="IN" fo:font-style="normal" style:text-underline-style="none" fo:font-weight="normal" officeooo:rsid="05aac61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 style:family="text">
      <style:text-properties officeooo:rsid="057b5e22" style:font-style-asian="italic" style:font-style-complex="italic"/>
    </style:style>
    <style:style style:name="T6" style:family="text">
      <style:text-properties style:font-name="Monospace" officeooo:rsid="05288465" style:font-name-asian="Noto Sans CJK SC Regular" style:font-name-complex="Lohit Devanagari"/>
    </style:style>
    <style:style style:name="T7" style:family="text">
      <style:text-properties style:font-name="Monospace" officeooo:rsid="0528a186" style:font-name-asian="Noto Sans CJK SC Regular" style:font-name-complex="Lohit Devanagari"/>
    </style:style>
    <style:style style:name="T8" style:family="text">
      <style:text-properties style:font-name="Monospace" officeooo:rsid="0529ca2f" style:font-name-asian="Noto Sans CJK SC Regular" style:font-name-complex="Lohit Devanagari"/>
    </style:style>
    <style:style style:name="T9" style:family="text">
      <style:text-properties style:font-name="Monospace" officeooo:rsid="052b1bb8" style:font-name-asian="Noto Sans CJK SC Regular" style:font-name-complex="Lohit Devanagari"/>
    </style:style>
    <style:style style:name="T10" style:family="text">
      <style:text-properties style:font-name="Monospace" officeooo:rsid="052ba3dd" style:font-name-asian="Noto Sans CJK SC Regular" style:font-name-complex="Lohit Devanagari"/>
    </style:style>
    <style:style style:name="T11" style:family="text">
      <style:text-properties style:font-name="Monospace" officeooo:rsid="052feab6" style:font-name-asian="Noto Sans CJK SC Regular" style:font-name-complex="Lohit Devanagari"/>
    </style:style>
    <style:style style:name="T12" style:family="text">
      <style:text-properties style:font-name="Monospace" officeooo:rsid="05322774" style:font-name-asian="Noto Sans CJK SC Regular" style:font-name-complex="Lohit Devanagari"/>
    </style:style>
    <style:style style:name="T13" style:family="text">
      <style:text-properties style:font-name="Monospace" officeooo:rsid="05324990" style:font-name-asian="Noto Sans CJK SC Regular" style:font-name-complex="Lohit Devanagari"/>
    </style:style>
    <style:style style:name="T14" style:family="text">
      <style:text-properties style:font-name="Monospace" officeooo:rsid="05335722" style:font-name-asian="Noto Sans CJK SC Regular" style:font-name-complex="Lohit Devanagari"/>
    </style:style>
    <style:style style:name="T15" style:family="text">
      <style:text-properties style:font-name="Monospace" officeooo:rsid="053581d1" style:font-name-asian="Noto Sans CJK SC Regular" style:font-name-complex="Lohit Devanagari"/>
    </style:style>
    <style:style style:name="T16" style:family="text">
      <style:text-properties style:font-name="Monospace" officeooo:rsid="05375c94" style:font-name-asian="Noto Sans CJK SC Regular" style:font-name-complex="Lohit Devanagari"/>
    </style:style>
    <style:style style:name="T17" style:family="text">
      <style:text-properties style:font-name="Monospace" officeooo:rsid="05395000" style:font-name-asian="Noto Sans CJK SC Regular" style:font-name-complex="Lohit Devanagari"/>
    </style:style>
    <style:style style:name="T18" style:family="text">
      <style:text-properties style:font-name="Monospace" officeooo:rsid="0539c2ca" style:font-name-asian="Noto Sans CJK SC Regular" style:font-name-complex="Lohit Devanagari"/>
    </style:style>
    <style:style style:name="T19" style:family="text">
      <style:text-properties style:font-name="Monospace" officeooo:rsid="053abd8d" style:font-name-asian="Noto Sans CJK SC Regular" style:font-name-complex="Lohit Devanagari"/>
    </style:style>
    <style:style style:name="T20" style:family="text">
      <style:text-properties style:font-name="Monospace" officeooo:rsid="053e5eab" style:font-name-asian="Noto Sans CJK SC Regular" style:font-name-complex="Lohit Devanagari"/>
    </style:style>
    <style:style style:name="T21" style:family="text">
      <style:text-properties style:font-name="Monospace" officeooo:rsid="053f158c" style:font-name-asian="Noto Sans CJK SC Regular" style:font-name-complex="Lohit Devanagari"/>
    </style:style>
    <style:style style:name="T22" style:family="text">
      <style:text-properties style:font-name="Monospace" officeooo:rsid="05401c6d" style:font-name-asian="Noto Sans CJK SC Regular" style:font-name-complex="Lohit Devanagari"/>
    </style:style>
    <style:style style:name="T23" style:family="text">
      <style:text-properties style:font-name="Monospace" officeooo:rsid="0542b6d5" style:font-name-asian="Noto Sans CJK SC Regular" style:font-name-complex="Lohit Devanagari"/>
    </style:style>
    <style:style style:name="T24" style:family="text">
      <style:text-properties style:font-name="Monospace" officeooo:rsid="0542e341" style:font-name-asian="Noto Sans CJK SC Regular" style:font-name-complex="Lohit Devanagari"/>
    </style:style>
    <style:style style:name="T25" style:family="text">
      <style:text-properties style:font-name="Monospace" officeooo:rsid="05482102" style:font-name-asian="Noto Sans CJK SC Regular" style:font-name-complex="Lohit Devanagari"/>
    </style:style>
    <style:style style:name="T26" style:family="text">
      <style:text-properties style:font-name="Monospace" officeooo:rsid="05491a1a" style:font-name-asian="Noto Sans CJK SC Regular" style:font-name-complex="Lohit Devanagari"/>
    </style:style>
    <style:style style:name="T27" style:family="text">
      <style:text-properties style:font-name="Monospace" officeooo:rsid="054ff146" style:font-name-asian="Noto Sans CJK SC Regular" style:font-name-complex="Lohit Devanagari"/>
    </style:style>
    <style:style style:name="T28" style:family="text">
      <style:text-properties style:font-name="Monospace" officeooo:rsid="05509e73" style:font-name-asian="Noto Sans CJK SC Regular" style:font-name-complex="Lohit Devanagari"/>
    </style:style>
    <style:style style:name="T29" style:family="text">
      <style:text-properties style:font-name="Monospace" officeooo:rsid="0551d2fa" style:font-name-asian="Noto Sans CJK SC Regular" style:font-name-complex="Lohit Devanagari"/>
    </style:style>
    <style:style style:name="T30" style:family="text">
      <style:text-properties style:font-name="Monospace" officeooo:rsid="055289fc" style:font-name-asian="Noto Sans CJK SC Regular" style:font-name-complex="Lohit Devanagari"/>
    </style:style>
    <style:style style:name="T31" style:family="text">
      <style:text-properties style:font-name="Monospace" officeooo:rsid="0553b041" style:font-name-asian="Noto Sans CJK SC Regular" style:font-name-complex="Lohit Devanagari"/>
    </style:style>
    <style:style style:name="T32" style:family="text">
      <style:text-properties style:font-name="Monospace" officeooo:rsid="0554e363" style:font-name-asian="Noto Sans CJK SC Regular" style:font-name-complex="Lohit Devanagari"/>
    </style:style>
    <style:style style:name="T33" style:family="text">
      <style:text-properties style:font-name="Monospace" officeooo:rsid="055612b6" style:font-name-asian="Noto Sans CJK SC Regular" style:font-name-complex="Lohit Devanagari"/>
    </style:style>
    <style:style style:name="T34" style:family="text">
      <style:text-properties style:font-name="Monospace" officeooo:rsid="055773ba" style:font-name-asian="Noto Sans CJK SC Regular" style:font-name-complex="Lohit Devanagari"/>
    </style:style>
    <style:style style:name="T35" style:family="text">
      <style:text-properties style:font-name="Monospace" officeooo:rsid="05590d72" style:font-name-asian="Noto Sans CJK SC Regular" style:font-name-complex="Lohit Devanagari"/>
    </style:style>
    <style:style style:name="T36" style:family="text">
      <style:text-properties style:font-name="Monospace" officeooo:rsid="055aeab0" style:font-name-asian="Noto Sans CJK SC Regular" style:font-name-complex="Lohit Devanagari"/>
    </style:style>
    <style:style style:name="T37" style:family="text">
      <style:text-properties style:font-name="Monospace" officeooo:rsid="055f1735" style:font-name-asian="Noto Sans CJK SC Regular" style:font-name-complex="Lohit Devanagari"/>
    </style:style>
    <style:style style:name="T38" style:family="text">
      <style:text-properties style:font-name="Monospace" officeooo:rsid="05639f59" style:font-name-asian="Noto Sans CJK SC Regular" style:font-name-complex="Lohit Devanagari"/>
    </style:style>
    <style:style style:name="T39" style:family="text">
      <style:text-properties style:font-name="Monospace" officeooo:rsid="0563c53a" style:font-name-asian="Noto Sans CJK SC Regular" style:font-name-complex="Lohit Devanagari"/>
    </style:style>
    <style:style style:name="T40" style:family="text">
      <style:text-properties style:font-name="Monospace" officeooo:rsid="0566a66b" style:font-name-asian="Noto Sans CJK SC Regular" style:font-name-complex="Lohit Devanagari"/>
    </style:style>
    <style:style style:name="T41" style:family="text">
      <style:text-properties style:font-name="Monospace" officeooo:rsid="056a455f" style:font-name-asian="Noto Sans CJK SC Regular" style:font-name-complex="Lohit Devanagari"/>
    </style:style>
    <style:style style:name="T42" style:family="text">
      <style:text-properties style:font-name="Monospace" officeooo:rsid="056bbf2c" style:font-name-asian="Noto Sans CJK SC Regular" style:font-name-complex="Lohit Devanagari"/>
    </style:style>
    <style:style style:name="T43" style:family="text">
      <style:text-properties style:font-name="Monospace" officeooo:rsid="056f758c" style:font-name-asian="Noto Sans CJK SC Regular" style:font-name-complex="Lohit Devanagari"/>
    </style:style>
    <style:style style:name="T44" style:family="text">
      <style:text-properties style:font-name="Monospace" officeooo:rsid="056ff678" style:font-name-asian="Noto Sans CJK SC Regular" style:font-name-complex="Lohit Devanagari"/>
    </style:style>
    <style:style style:name="T45" style:family="text">
      <style:text-properties style:font-name="Monospace" officeooo:rsid="05718e42" style:font-name-asian="Noto Sans CJK SC Regular" style:font-name-complex="Lohit Devanagari"/>
    </style:style>
    <style:style style:name="T46" style:family="text">
      <style:text-properties style:font-name="Monospace" officeooo:rsid="05730f7f" style:font-name-asian="Noto Sans CJK SC Regular" style:font-name-complex="Lohit Devanagari"/>
    </style:style>
    <style:style style:name="T47" style:family="text">
      <style:text-properties style:font-name="Monospace" officeooo:rsid="057791e1" style:font-name-asian="Noto Sans CJK SC Regular" style:font-name-complex="Lohit Devanagari"/>
    </style:style>
    <style:style style:name="T48" style:family="text">
      <style:text-properties style:font-name="Monospace" officeooo:rsid="0579606c" style:font-name-asian="Noto Sans CJK SC Regular" style:font-name-complex="Lohit Devanagari"/>
    </style:style>
    <style:style style:name="T49" style:family="text">
      <style:text-properties style:font-name="Monospace" officeooo:rsid="057a8d71" style:font-name-asian="Noto Sans CJK SC Regular" style:font-name-complex="Lohit Devanagari"/>
    </style:style>
    <style:style style:name="T50" style:family="text">
      <style:text-properties style:font-name="Monospace" officeooo:rsid="057b5e22" style:font-name-asian="Noto Sans CJK SC Regular" style:font-name-complex="Lohit Devanagari"/>
    </style:style>
    <style:style style:name="T51" style:family="text">
      <style:text-properties style:font-name="Monospace" officeooo:rsid="057cb37a" style:font-name-asian="Noto Sans CJK SC Regular" style:font-name-complex="Lohit Devanagari"/>
    </style:style>
    <style:style style:name="T52" style:family="text">
      <style:text-properties style:font-name="Monospace" officeooo:rsid="0584ec98" style:font-name-asian="Noto Sans CJK SC Regular" style:font-name-complex="Lohit Devanagari"/>
    </style:style>
    <style:style style:name="T53" style:family="text">
      <style:text-properties style:font-name="Monospace" officeooo:rsid="05878e82" style:font-name-asian="Noto Sans CJK SC Regular" style:font-name-complex="Lohit Devanagari"/>
    </style:style>
    <style:style style:name="T54" style:family="text">
      <style:text-properties style:font-name="Monospace" officeooo:rsid="05897bcc" style:font-name-asian="Noto Sans CJK SC Regular" style:font-name-complex="Lohit Devanagari"/>
    </style:style>
    <style:style style:name="T55" style:family="text">
      <style:text-properties style:font-name="Monospace" officeooo:rsid="05911edc" style:font-name-asian="Noto Sans CJK SC Regular" style:font-name-complex="Lohit Devanagari"/>
    </style:style>
    <style:style style:name="T56" style:family="text">
      <style:text-properties style:font-name="Monospace" officeooo:rsid="05968916" style:font-name-asian="Noto Sans CJK SC Regular" style:font-name-complex="Lohit Devanagari"/>
    </style:style>
    <style:style style:name="T57" style:family="text">
      <style:text-properties style:font-name="Monospace" officeooo:rsid="05998622" style:font-name-asian="Noto Sans CJK SC Regular" style:font-name-complex="Lohit Devanagari"/>
    </style:style>
    <style:style style:name="T58" style:family="text">
      <style:text-properties style:font-name="Monospace" officeooo:rsid="059b3adb" style:font-name-asian="Noto Sans CJK SC Regular" style:font-name-complex="Lohit Devanagari"/>
    </style:style>
    <style:style style:name="T59" style:family="text">
      <style:text-properties style:font-name="Monospace" officeooo:rsid="05a09570" style:font-name-asian="Noto Sans CJK SC Regular" style:font-name-complex="Lohit Devanagari"/>
    </style:style>
    <style:style style:name="T60" style:family="text">
      <style:text-properties style:font-name="Monospace" officeooo:rsid="05a8911d" style:font-name-asian="Noto Sans CJK SC Regular" style:font-name-complex="Lohit Devanagari"/>
    </style:style>
    <style:style style:name="T61" style:family="text">
      <style:text-properties style:font-name="Monospace" officeooo:rsid="05aac614" style:font-name-asian="Noto Sans CJK SC Regular" style:font-name-complex="Lohit Devanagari"/>
    </style:style>
    <style:style style:name="T62" style:family="text">
      <style:text-properties style:font-name="Monospace" officeooo:rsid="05aafc59" style:font-name-asian="Noto Sans CJK SC Regular" style:font-name-complex="Lohit Devanagari"/>
    </style:style>
    <style:style style:name="T63" style:family="text">
      <style:text-properties style:font-name="Monospace" officeooo:rsid="05b7720c" style:font-name-asian="Noto Sans CJK SC Regular" style:font-name-complex="Lohit Devanagari"/>
    </style:style>
    <style:style style:name="T64" style:family="text">
      <style:text-properties style:font-name="Monospace" officeooo:rsid="05b8ef7b" style:font-name-asian="Noto Sans CJK SC Regular" style:font-name-complex="Lohit Devanagari"/>
    </style:style>
    <style:style style:name="T65" style:family="text">
      <style:text-properties style:font-name="Monospace" officeooo:rsid="05ba425b" style:font-name-asian="Noto Sans CJK SC Regular" style:font-name-complex="Lohit Devanagari"/>
    </style:style>
    <style:style style:name="T66" style:family="text">
      <style:text-properties style:font-name="Monospace" officeooo:rsid="05bd2b19" style:font-name-asian="Noto Sans CJK SC Regular" style:font-name-complex="Lohit Devanagari"/>
    </style:style>
    <style:style style:name="T67" style:family="text">
      <style:text-properties style:font-name="Monospace" officeooo:rsid="05be9ad9" style:font-name-asian="Noto Sans CJK SC Regular" style:font-name-complex="Lohit Devanagari"/>
    </style:style>
    <style:style style:name="T68" style:family="text">
      <style:text-properties style:font-name="Monospace" officeooo:rsid="05c0e832" style:font-name-asian="Noto Sans CJK SC Regular" style:font-name-complex="Lohit Devanagari"/>
    </style:style>
    <style:style style:name="T69" style:family="text">
      <style:text-properties style:font-name="Monospace" officeooo:rsid="05c5c5d4" style:font-name-asian="Noto Sans CJK SC Regular" style:font-name-complex="Lohit Devanagari"/>
    </style:style>
    <style:style style:name="T70" style:family="text">
      <style:text-properties style:font-name="Monospace" officeooo:rsid="05c80171" style:font-name-asian="Noto Sans CJK SC Regular" style:font-name-complex="Lohit Devanagari"/>
    </style:style>
    <style:style style:name="T71" style:family="text">
      <style:text-properties style:font-name="Monospace" officeooo:rsid="05d3c86b" style:font-name-asian="Noto Sans CJK SC Regular" style:font-name-complex="Lohit Devanagari"/>
    </style:style>
    <style:style style:name="T72" style:family="text">
      <style:text-properties style:font-name="Monospace" officeooo:rsid="05d982b9" style:font-name-asian="Noto Sans CJK SC Regular" style:font-name-complex="Lohit Devanagari"/>
    </style:style>
    <style:style style:name="T73" style:family="text">
      <style:text-properties style:font-name="Monospace" officeooo:rsid="057b5e22" style:font-name-asian="Noto Sans CJK SC Regular" style:font-style-asian="italic" style:font-name-complex="Lohit Devanagari" style:font-style-complex="italic"/>
    </style:style>
    <style:style style:name="T74" style:family="text">
      <style:text-properties style:font-name="Monospace" officeooo:rsid="0580f5bc" style:font-name-asian="Noto Sans CJK SC Regular" style:font-style-asian="italic" style:font-name-complex="Lohit Devanagari" style:font-style-complex="italic"/>
    </style:style>
    <style:style style:name="T75" style:family="text">
      <style:text-properties style:font-name="Monospace" fo:font-weight="bold" officeooo:rsid="0526f22b" style:font-name-asian="Noto Sans CJK SC Regular" style:font-weight-asian="bold" style:font-name-complex="Lohit Devanagari" style:font-weight-complex="bold"/>
    </style:style>
    <style:style style:name="T76" style:family="text">
      <style:text-properties style:font-name="Monospace" fo:font-weight="bold" officeooo:rsid="055aeab0" style:font-name-asian="Noto Sans CJK SC Regular" style:font-weight-asian="bold" style:font-name-complex="Lohit Devanagari" style:font-weight-complex="bold"/>
    </style:style>
    <style:style style:name="T77" style:family="text">
      <style:text-properties style:font-name="Monospace" fo:font-weight="bold" officeooo:rsid="055b3f9a" style:font-name-asian="Noto Sans CJK SC Regular" style:font-weight-asian="bold" style:font-name-complex="Lohit Devanagari" style:font-weight-complex="bold"/>
    </style:style>
    <style:style style:name="T78" style:family="text">
      <style:text-properties style:font-name="Monospace" fo:font-weight="bold" officeooo:rsid="055c4a5f" style:font-name-asian="Noto Sans CJK SC Regular" style:font-weight-asian="bold" style:font-name-complex="Lohit Devanagari" style:font-weight-complex="bold"/>
    </style:style>
    <style:style style:name="T79" style:family="text">
      <style:text-properties style:font-name="Monospace" fo:font-weight="bold" officeooo:rsid="055f769a" style:font-name-asian="Noto Sans CJK SC Regular" style:font-weight-asian="bold" style:font-name-complex="Lohit Devanagari" style:font-weight-complex="bold"/>
    </style:style>
    <style:style style:name="T80" style:family="text">
      <style:text-properties style:font-name="Monospace" fo:font-weight="bold" officeooo:rsid="0573887f" style:font-name-asian="Noto Sans CJK SC Regular" style:font-weight-asian="bold" style:font-name-complex="Lohit Devanagari" style:font-weight-complex="bold"/>
    </style:style>
    <style:style style:name="T81" style:family="text">
      <style:text-properties style:font-name="Monospace" fo:font-weight="bold" officeooo:rsid="0582fb10" style:font-name-asian="Noto Sans CJK SC Regular" style:font-weight-asian="bold" style:font-name-complex="Lohit Devanagari" style:font-weight-complex="bold"/>
    </style:style>
    <style:style style:name="T82" style:family="text">
      <style:text-properties style:font-name="Monospace" fo:font-weight="bold" officeooo:rsid="059e1959" style:font-name-asian="Noto Sans CJK SC Regular" style:font-weight-asian="bold" style:font-name-complex="Lohit Devanagari" style:font-weight-complex="bold"/>
    </style:style>
    <style:style style:name="T83" style:family="text">
      <style:text-properties style:font-name="Monospace" fo:font-weight="bold" officeooo:rsid="059f8aee" style:font-name-asian="Noto Sans CJK SC Regular" style:font-weight-asian="bold" style:font-name-complex="Lohit Devanagari" style:font-weight-complex="bold"/>
    </style:style>
    <style:style style:name="T84" style:family="text">
      <style:text-properties style:font-name="Monospace" fo:font-weight="bold" officeooo:rsid="05a19f7a" style:font-name-asian="Noto Sans CJK SC Regular" style:font-weight-asian="bold" style:font-name-complex="Lohit Devanagari" style:font-weight-complex="bold"/>
    </style:style>
    <style:style style:name="T85" style:family="text">
      <style:text-properties style:font-name="Monospace" fo:font-weight="bold" officeooo:rsid="05af9410" style:font-name-asian="Noto Sans CJK SC Regular" style:font-weight-asian="bold" style:font-name-complex="Lohit Devanagari" style:font-weight-complex="bold"/>
    </style:style>
    <style:style style:name="T86" style:family="text">
      <style:text-properties style:font-name="Monospace" fo:font-weight="bold" officeooo:rsid="05aac614" style:font-name-asian="Noto Sans CJK SC Regular" style:font-weight-asian="bold" style:font-name-complex="Lohit Devanagari" style:font-weight-complex="bold"/>
    </style:style>
    <style:style style:name="T87" style:family="text">
      <style:text-properties style:font-name="Monospace" fo:font-weight="bold" officeooo:rsid="05b0414a" style:font-name-asian="Noto Sans CJK SC Regular" style:font-weight-asian="bold" style:font-name-complex="Lohit Devanagari" style:font-weight-complex="bold"/>
    </style:style>
    <style:style style:name="T88" style:family="text">
      <style:text-properties style:font-name="Monospace" fo:font-weight="bold" officeooo:rsid="05b108e8" style:font-name-asian="Noto Sans CJK SC Regular" style:font-weight-asian="bold" style:font-name-complex="Lohit Devanagari" style:font-weight-complex="bold"/>
    </style:style>
    <style:style style:name="T89" style:family="text">
      <style:text-properties style:font-name="Monospace" fo:font-weight="bold" officeooo:rsid="05b24843" style:font-name-asian="Noto Sans CJK SC Regular" style:font-weight-asian="bold" style:font-name-complex="Lohit Devanagari" style:font-weight-complex="bold"/>
    </style:style>
    <style:style style:name="T90" style:family="text">
      <style:text-properties style:font-name="Monospace" fo:font-weight="bold" officeooo:rsid="05b3a25b" style:font-name-asian="Noto Sans CJK SC Regular" style:font-weight-asian="bold" style:font-name-complex="Lohit Devanagari" style:font-weight-complex="bold"/>
    </style:style>
    <style:style style:name="T91" style:family="text">
      <style:text-properties style:font-name="Monospace" fo:font-weight="bold" officeooo:rsid="05b53ca4" style:font-name-asian="Noto Sans CJK SC Regular" style:font-weight-asian="bold" style:font-name-complex="Lohit Devanagari" style:font-weight-complex="bold"/>
    </style:style>
    <style:style style:name="T92" style:family="text">
      <style:text-properties style:font-name="Monospace" fo:font-weight="bold" officeooo:rsid="05cb5009" style:font-name-asian="Noto Sans CJK SC Regular" style:font-weight-asian="bold" style:font-name-complex="Lohit Devanagari" style:font-weight-complex="bold"/>
    </style:style>
    <style:style style:name="T93" style:family="text">
      <style:text-properties officeooo:rsid="05897bc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span text:style-name="Source_20_Text"><text:span text:style-name="T75">1. Spring Security Architecture:</text:span></text:span></text:p>
      <text:p text:style-name="P1"><text:span text:style-name="Source_20_Text"><text:span text:style-name="T75"/></text:span></text:p>
      <text:p text:style-name="P2"><text:span text:style-name="Source_20_Text"><text:span text:style-name="T6">Let’s begin with the basic difference between Authentication and Authorization.</text:span></text:span></text:p>
      <text:p text:style-name="P2"><text:span text:style-name="Source_20_Text"><text:span text:style-name="T6">Authentication, means, who are you? And, Authorization, means, what are you allowed to do?</text:span></text:span></text:p>
      <text:p text:style-name="P2"><text:span text:style-name="Source_20_Text"><text:span text:style-name="T6">Authorization, sometimes, is also called as Access Control.</text:span></text:span></text:p>
      <text:p text:style-name="P2"><text:span text:style-name="Source_20_Text"><text:span text:style-name="T6"/></text:span></text:p>
      <text:p text:style-name="P3"><text:span text:style-name="Source_20_Text"><text:span text:style-name="T7">Spring Security separates authentication and authorization, and has strategies and extension points for both.</text:span></text:span></text:p>
      <text:p text:style-name="P6"><text:span text:style-name="Source_20_Text"><text:span text:style-name="T10"/></text:span></text:p>
      <text:p text:style-name="P29"><text:span text:style-name="Source_20_Text"><text:span text:style-name="T77">Now, before we beging with Authentication, let’s try and understand some of they key players, </text:span></text:span><text:span text:style-name="Source_20_Text"><text:span text:style-name="T78">their meaning and purpose</text:span></text:span><text:span text:style-name="Source_20_Text"><text:span text:style-name="T77"> of spring security when it comes to authentication:</text:span></text:span></text:p>
      <text:p text:style-name="P6"><text:span text:style-name="Source_20_Text"><text:span text:style-name="T10"/></text:span></text:p>
      <text:p text:style-name="P6"><text:span text:style-name="Source_20_Text"><text:span text:style-name="T10">Principal:</text:span></text:span></text:p>
      <text:p text:style-name="P7"><text:span text:style-name="Source_20_Text"><text:span text:style-name="T11">A Principal in the context of security means an entity which can be authenticated by a computer system or network.</text:span></text:span></text:p>
      <text:p text:style-name="P6"><text:span text:style-name="Source_20_Text"><text:span text:style-name="T10"/></text:span></text:p>
      <text:p text:style-name="P8"><text:span text:style-name="Source_20_Text"><text:span text:style-name="T8">Authentication:</text:span></text:span></text:p>
      <text:p text:style-name="P9"><text:span text:style-name="Source_20_Text"><text:span text:style-name="T12">This is an interface in springframework security core. And, it basically <text:s/>represents the token for an authentication request and once the authentication is successful this will contain details about the authenticated principal like the GrantedAuthorities the principal has, username, password etc.</text:span></text:span></text:p>
      <text:p text:style-name="P9"><text:span text:style-name="Source_20_Text"><text:span text:style-name="T10"/></text:span></text:p>
      <text:p text:style-name="P4"><text:span text:style-name="Source_20_Text"><text:span text:style-name="T8">AuthenticationManager:</text:span></text:span></text:p>
      <text:p text:style-name="P10"><text:span text:style-name="Source_20_Text"><text:span text:style-name="T13">This is part of springframework security. And the job of this interface/object is to process an Authentication request. </text:span></text:span><text:span text:style-name="Source_20_Text"><text:span text:style-name="T37">Hence it is called the core strategy of authentication.</text:span></text:span></text:p>
      <text:p text:style-name="P10"><text:span text:style-name="Source_20_Text"><text:span text:style-name="T13"/></text:span></text:p>
      <text:p text:style-name="P10"><text:span text:style-name="Source_20_Text"><text:span text:style-name="T13">So, an AuthenticationManager will try to authenticated the passed in Authentication object and if successful, it will return a full populated Authentication object (including the granted authorities).</text:span></text:span></text:p>
      <text:p text:style-name="P11"><text:span text:style-name="Source_20_Text"><text:span text:style-name="T14"/></text:span></text:p>
      <text:p text:style-name="P11"><text:span text:style-name="Source_20_Text"><text:span text:style-name="T14">This will throw an AuthenticationException, if it finds the supplied input as an invalid principal.</text:span></text:span></text:p>
      <text:p text:style-name="P12"><text:span text:style-name="Source_20_Text"><text:span text:style-name="T15"/></text:span></text:p>
      <text:p text:style-name="P13"><text:span text:style-name="Source_20_Text"><text:span text:style-name="T15">An AuthenticationManager while authenticating the passed Authentication object, it will first check if the account associated with the principal is enabled, then it will check if the account is not locked and when these checks pass, it will only then check for the credentials of the principal. </text:span></text:span></text:p>
      <text:p text:style-name="P13"><text:span text:style-name="Source_20_Text"><text:span text:style-name="T16">And if any of these checks fail, it will throw an AuthenticationException.</text:span></text:span></text:p>
      <text:p text:style-name="P11"><text:span text:style-name="Source_20_Text"><text:span text:style-name="T14"/></text:span></text:p>
      <text:p text:style-name="P14"><text:span text:style-name="Source_20_Text"><text:span text:style-name="T8">AuthenticationProvider:</text:span></text:span></text:p>
      <text:p text:style-name="P14"><text:span text:style-name="Source_20_Text"><text:span text:style-name="T17">The AuthenticationProvider interface is part of springframework security </text:span></text:span><text:span text:style-name="Source_20_Text"><text:span text:style-name="T18">and it’s main job is to indicate if it can authenticate the passed in Authenticaton object using one of its authentication provider implementations.</text:span></text:span></text:p>
      <text:p text:style-name="P15"><text:span text:style-name="Source_20_Text"><text:span text:style-name="T19">Some of these implementations are LdapAuthenticationProvider for LDAP based authentication and similarly DaoAuthenticationProvider for database based authentication.</text:span></text:span></text:p>
      <text:p text:style-name="P15"><text:span text:style-name="Source_20_Text"><text:span text:style-name="T19"/></text:span></text:p>
      <text:p text:style-name="P4"><text:span text:style-name="Source_20_Text"><text:span text:style-name="T8">ProviderManager:</text:span></text:span></text:p>
      <text:p text:style-name="P16"><text:soft-page-break/><text:span text:style-name="Source_20_Text"><text:span text:style-name="T20">This is a class in springframework security package and it basically iterates an Auth</text:span></text:span><text:span text:style-name="Source_20_Text"><text:span text:style-name="T21">e</text:span></text:span><text:span text:style-name="Source_20_Text"><text:span text:style-name="T20">ntication request through a list of AuthenticationProvider s. </text:span></text:span><text:span text:style-name="Source_20_Text"><text:span text:style-name="T21">And it does so </text:span></text:span><text:span text:style-name="Source_20_Text"><text:span text:style-name="T22">until one of the authentication providers does not indicate saying it has the authority to handle the authentication.</text:span></text:span></text:p>
      <text:p text:style-name="P17"><text:span text:style-name="Source_20_Text"><text:span text:style-name="T22">If no non-null response comes from the authentication providers then the ProviderManager wiill throw an AuthenticationException.</text:span></text:span></text:p>
      <text:p text:style-name="P18"><text:span text:style-name="Source_20_Text"><text:span text:style-name="T23">And, if a match is found, then it performs the authentication by using the matched AuthenticationProvider. This class has the ability to perform the authentication because it </text:span></text:span><text:span text:style-name="Source_20_Text"><text:span text:style-name="T32">implements</text:span></text:span><text:span text:style-name="Source_20_Text"><text:span text:style-name="T23"> AuthenticationManager.</text:span></text:span></text:p>
      <text:p text:style-name="P19"><text:span text:style-name="Source_20_Text"><text:span text:style-name="T24">So, in theory, it is the AuthenticationManager that performs the authentication but we can say that the main decision point is in ProviderManager class.</text:span></text:span></text:p>
      <text:p text:style-name="P16"><text:span text:style-name="Source_20_Text"><text:span text:style-name="T20"/></text:span></text:p>
      <text:p text:style-name="P24"><text:span text:style-name="Source_20_Text"><text:span text:style-name="T29">UserDetails:</text:span></text:span></text:p>
      <text:p text:style-name="P24"><text:span text:style-name="Source_20_Text"><text:span text:style-name="T29">This simply stores user information such as user password, username, authorities etc.</text:span></text:span></text:p>
      <text:p text:style-name="P24"><text:span text:style-name="Source_20_Text"><text:span text:style-name="T29">This, meaning, it’s implementations are not directly used by Spring Security, this is basically for use by users i.e. us, developers.</text:span></text:span></text:p>
      <text:p text:style-name="P24"><text:span text:style-name="Source_20_Text"><text:span text:style-name="T29">Spring Security uses the Authentication object which also consists of all the user details that I mentioned above.</text:span></text:span></text:p>
      <text:p text:style-name="P16"><text:span text:style-name="Source_20_Text"><text:span text:style-name="T20"/></text:span></text:p>
      <text:p text:style-name="P20"><text:span text:style-name="Source_20_Text"><text:span text:style-name="T25">UserDetailsService:</text:span></text:span></text:p>
      <text:p text:style-name="P21"><text:span text:style-name="Source_20_Text"><text:span text:style-name="T26">It’s a core interface which loads user-specific data. This is part of springframework security core package.</text:span></text:span></text:p>
      <text:p text:style-name="P22"><text:span text:style-name="Source_20_Text"><text:span text:style-name="T27">This is used by the DaoAuthenticationProvider, which is the Authenticationprovider for database based authentication, to retrieve user details.</text:span></text:span></text:p>
      <text:p text:style-name="P23"><text:span text:style-name="Source_20_Text"><text:span text:style-name="T28">This interface has only one abstract method – loadUserByUsername and returns a UserDetails object.</text:span></text:span></text:p>
      <text:p text:style-name="P23"><text:span text:style-name="Source_20_Text"><text:span text:style-name="T28"/></text:span></text:p>
      <text:p text:style-name="P25"><text:span text:style-name="Source_20_Text"><text:span text:style-name="T30">UsernamePasswordAuthenticationToken:</text:span></text:span></text:p>
      <text:p text:style-name="P26"><text:span text:style-name="Source_20_Text"><text:span text:style-name="T31">This class implements the Authentication interface and is basically to store the username and password of the user.</text:span></text:span></text:p>
      <text:p text:style-name="P26"><text:span text:style-name="Source_20_Text"><text:span text:style-name="T31"/></text:span></text:p>
      <text:p text:style-name="P28"><text:span text:style-name="Source_20_Text"><text:span text:style-name="T76"/></text:span></text:p>
      <text:p text:style-name="P28"><text:span text:style-name="Source_20_Text"><text:span text:style-name="T76">Spring Security Authentication Architecture/Flow:</text:span></text:span></text:p>
      <text:p text:style-name="P28"><text:span text:style-name="Source_20_Text"><text:span text:style-name="T76"/></text:span></text:p>
      <text:p text:style-name="P27"><text:span text:style-name="Source_20_Text"><text:span text:style-name="T32">The supplied username and password of the user is obtained and combined into an instance of UsernamePasswordAuthentication token, which in itself is an intsance of Authentication, and it’s instance is passed to an instance of AuthenticationManager. </text:span></text:span><text:span text:style-name="Source_20_Text"><text:span text:style-name="T33">Then the ProviderManager, which is an instance of AuthenticationManager gets kicked in and it passes the passed in Authentication object through a list of AuthenticationProvider s. Then the AuthenticationProvider checks the Authentication objects to see if any of its implementations has the authority to authenticate the Authentication object. Once a suitable authentication provider is found, in case of database based authentication, </text:span></text:span><text:span text:style-name="Source_20_Text"><text:span text:style-name="T34">it will be </text:span></text:span><text:span text:style-name="Source_20_Text"><text:span text:style-name="T33">a DaoAuthenticationProvider, </text:span></text:span><text:span text:style-name="Source_20_Text"><text:span text:style-name="T34">which will retrieve user specific details from UserDetailsService. </text:span></text:span><text:span text:style-name="Source_20_Text"><text:span text:style-name="T35">The class that implements UserDetailsService provides the implementation as to how and from where to fetch the user details from i.e. from what tables. Once the user details are fetched, a UserDetails object will be returned and will be validated/authenticated by the AuthenticationManager or one of its implementations like ProviderManager and once authenticated, a fully populated Authentication </text:span></text:span><text:soft-page-break/><text:span text:style-name="Source_20_Text"><text:span text:style-name="T35">object <text:s/>(also containing grabted authorities) will be returned. </text:span></text:span><text:span text:style-name="Source_20_Text"><text:span text:style-name="T36">More or less, this is the flow of Spring Security Authentication.</text:span></text:span><text:span text:style-name="Source_20_Text"><text:span text:style-name="T33"> <text:s/></text:span></text:span></text:p>
      <text:p text:style-name="P4"><text:span text:style-name="Source_20_Text"><text:span text:style-name="T8"/></text:span></text:p>
      <text:p text:style-name="P30"><text:span text:style-name="Source_20_Text"><text:span text:style-name="T79">Once authentication is successful, we can now move on to authorization:</text:span></text:span></text:p>
      <text:p text:style-name="P5"><text:span text:style-name="Source_20_Text"><text:span text:style-name="T9"/></text:span></text:p>
      <text:p text:style-name="P38"><text:span text:style-name="Source_20_Text"><text:span text:style-name="T46">Ok, let’s get used to some key terms that will be part of spring authorization a.k.a access control mechanism.</text:span></text:span></text:p>
      <text:p text:style-name="P38"><text:span text:style-name="Source_20_Text"><text:span text:style-name="T46"/></text:span></text:p>
      <text:p text:style-name="P5"><text:span text:style-name="Source_20_Text"><text:span text:style-name="T9">AccessDecisionManager:</text:span></text:span></text:p>
      <text:p text:style-name="P31"><text:span text:style-name="Source_20_Text"><text:span text:style-name="T38">This is the core strategy interface of authorization. </text:span></text:span><text:span text:style-name="Source_20_Text"><text:span text:style-name="T39">And it is part of springframework security package.</text:span></text:span></text:p>
      <text:p text:style-name="P32"><text:span text:style-name="Source_20_Text"><text:span text:style-name="T39">And, this interface has basically has 2 types of methods – one which indicates whether any of the implementations of this interface will be able to provide access control decisions for the indicated secured object and the other is to decide whether access control i.e. authorization can be granted or not.</text:span></text:span></text:p>
      <text:p text:style-name="P32"><text:span text:style-name="Source_20_Text"><text:span text:style-name="T39"/></text:span></text:p>
      <text:p text:style-name="P33"><text:span text:style-name="Source_20_Text"><text:span text:style-name="T10">AffirmativeBased:</text:span></text:span></text:p>
      <text:p text:style-name="P34"><text:span text:style-name="Source_20_Text"><text:span text:style-name="T40">This class is one of the implementations of AccessDecisionManager interface and it’s job is to poll all configured AccessDecisionVoter s and grant access if any AccessDecisionVoter voted affirmatively.</text:span></text:span></text:p>
      <text:p text:style-name="P34"><text:span text:style-name="Source_20_Text"><text:span text:style-name="T40"/></text:span></text:p>
      <text:p text:style-name="P5"><text:span text:style-name="Source_20_Text"><text:span text:style-name="T9">AccessDecisionVoter:</text:span></text:span></text:p>
      <text:p text:style-name="P35"><text:span text:style-name="Source_20_Text"><text:span text:style-name="T41">Again, this interface is part of springframework security and it has 2 types of methods – one is to indicate which of its implementations will be able to provide access control votes for the indicated secured object and the other is to vote and return whether access is ACCESS_GRANTED, ACCESS_DENIED or ACCESS_ABSTAIN.</text:span></text:span></text:p>
      <text:p text:style-name="P5"><text:span text:style-name="Source_20_Text"><text:span text:style-name="T9"/></text:span></text:p>
      <text:p text:style-name="P36"><text:span text:style-name="Source_20_Text"><text:span text:style-name="T42">WebExpressionVoter:</text:span></text:span></text:p>
      <text:p text:style-name="P36"><text:span text:style-name="Source_20_Text"><text:span text:style-name="T42">This is one of the implementations of the AccessDecisionVoter interface and this basically will vote on the access control and return a decision.</text:span></text:span></text:p>
      <text:p text:style-name="P5"><text:span text:style-name="Source_20_Text"><text:span text:style-name="T9"/></text:span></text:p>
      <text:p text:style-name="P39"><text:span text:style-name="Source_20_Text"><text:span text:style-name="T80">Spring Access Control / Authorizaton Architecture/Flow:</text:span></text:span></text:p>
      <text:p text:style-name="P37"><text:span text:style-name="Source_20_Text"><text:span text:style-name="T43">So, as soon as the authorization part begins, one of the implementations of the AccessDecisionManager, which is the core strategy of spring authorization, which can handle the access control for the indicated secured object will be invoked, which in all my cases has been a AffirmativeBased. The job of AffirmativeBased then, is to iterate through the list of all configured AccessDecisionVoter s and see if any of it’s implementations is returning a postivie/affirmative response.</text:span></text:span></text:p>
      <text:p text:style-name="P37"><text:span text:style-name="Source_20_Text"><text:span text:style-name="T43">Once again, one of the implementations of AccessDecisionVoter which can handle the access control vote for the indicated secured object will be invoked, which in all my cases has been WebExpressionVoter, which handles all web based authorizations, will vote on the indicated secured object and will return a </text:span></text:span><text:span text:style-name="Source_20_Text"><text:span text:style-name="T44">response. If the response if ACCESS_GRANTED then access will be granted by AffirmativeBased i.e. an instance of AccessDecisionManager and hence authorization will be successful. </text:span></text:span><text:span text:style-name="Source_20_Text"><text:span text:style-name="T45">If not, and AccessDeniedException will be thrown.</text:span></text:span></text:p>
      <text:p text:style-name="P5"><text:span text:style-name="Source_20_Text"><text:span text:style-name="T9"/></text:span></text:p>
      <text:p text:style-name="P6"><text:span text:style-name="Source_20_Text"><text:span text:style-name="T10"/></text:span></text:p>
      <text:p text:style-name="P6"><text:span text:style-name="Source_20_Text"><text:span text:style-name="T10"/></text:span></text:p>
      <text:p text:style-name="P6"><text:span text:style-name="Source_20_Text"><text:span text:style-name="T10"/></text:span></text:p>
      <text:p text:style-name="P40"><text:span text:style-name="Source_20_Text"><text:span text:style-name="T47"/></text:span></text:p>
      <text:p text:style-name="P40"><text:span text:style-name="Source_20_Text"><text:span text:style-name="T47"/></text:span></text:p>
      <text:p text:style-name="P44"><text:soft-page-break/><text:span text:style-name="Source_20_Text"><text:span text:style-name="T81">Web Security and Filter Chains:</text:span></text:span></text:p>
      <text:p text:style-name="P44"><text:span text:style-name="Source_20_Text"><text:span text:style-name="T81"/></text:span></text:p>
      <text:p text:style-name="P40"><text:span text:style-name="Source_20_Text"><text:span text:style-name="T47">Spring Security in the web tie</text:span></text:span><text:span text:style-name="Source_20_Text"><text:span text:style-name="T52">r</text:span></text:span><text:span text:style-name="Source_20_Text"><text:span text:style-name="T47"> (i.e for UI and HTTP backends) is based on Servlet Filters. This is also applica</text:span></text:span><text:span text:style-name="Source_20_Text"><text:span text:style-name="T60">ble</text:span></text:span><text:span text:style-name="Source_20_Text"><text:span text:style-name="T47"> to REST API because they also are http based.</text:span></text:span></text:p>
      <text:p text:style-name="P40"><text:span text:style-name="Source_20_Text"><text:span text:style-name="T47">When the Http Request comes to the application, the container decides which servlet and which filters to apply based </text:span></text:span><text:span text:style-name="Source_20_Text"><text:span text:style-name="T48">on the path of the request uri.</text:span></text:span></text:p>
      <text:p text:style-name="P41"><text:span text:style-name="Source_20_Text"><text:span text:style-name="T49">At most one servlet can handle a single request, but filters form a chain.</text:span></text:span></text:p>
      <text:p text:style-name="P41"><text:span text:style-name="Source_20_Text"><text:span text:style-name="T49">Spring Security is installed as a single Filter in this chain, and </text:span></text:span><text:span text:style-name="Source_20_Text"><text:span text:style-name="T50">it’s concrete type is FilterChainProxy.</text:span></text:span></text:p>
      <text:p text:style-name="P42"><text:span text:style-name="Source_20_Text"><text:span text:style-name="T51">Even though Spring Security is installed as a single Filter, it has in</text:span></text:span><text:span text:style-name="Source_20_Text"><text:span text:style-name="T50">side of it many additional filters, each doing a specific job.</text:span></text:span></text:p>
      <text:p text:style-name="P42"><text:span text:style-name="Source_20_Text"><text:span text:style-name="T50">The FilterChainProxy contains all the security logic arranged internally as a chain of filters.</text:span></text:span></text:p>
      <text:p text:style-name="P42"><text:span text:style-name="Source_20_Text"><text:span text:style-name="T50">The Spring Security filter contains a list of filter chains, and dispatches a request to the first chain that matches the request.</text:span></text:span></text:p>
      <text:p text:style-name="P42"><text:span text:style-name="Source_20_Text"><text:span text:style-name="T50">That is, the request uri having the path </text:span></text:span><text:span text:style-name="Source_20_Text"><text:span text:style-name="T73">/ foo / ** will be handled by one particular filter chain whereas the request uri path / bar / ** will be handled by another filter chain.</text:span></text:span></text:p>
      <text:p text:style-name="P42"><text:span text:style-name="Source_20_Text"><text:span text:style-name="T73">A security filter chain (or equivalently a </text:span></text:span><text:span text:style-name="Source_20_Text"><text:span text:style-name="T5">WebSecurityConfigurerAdapter</text:span></text:span><text:span text:style-name="Source_20_Text"><text:span text:style-name="T73">) has a request matcher that is used for deciding whether to apply it to an HTTP request. Once the decision is made to apply a particular filter chain, no others are applied. But within a filter chain you can have more fine grained control of authorization by setting additional matchers in the </text:span></text:span><text:span text:style-name="Source_20_Text"><text:span text:style-name="T5">HttpSecurity</text:span></text:span><text:span text:style-name="Source_20_Text"><text:span text:style-name="T73"> configurer. Example:</text:span></text:span></text:p>
      <text:p text:style-name="P59"><text:span text:style-name="Source_20_Text"><text:span text:style-name="T73"/></text:span></text:p>
      <text:p text:style-name="P59"><text:bookmark text:name="code-block-6"/><text:span text:style-name="Source_20_Text"><text:span text:style-name="T5">@Configuration</text:span></text:span></text:p>
      <text:p text:style-name="Preformatted_20_Text"><text:span text:style-name="Source_20_Text">@Order(SecurityProperties.BASIC_AUTH_ORDER - 10)</text:span></text:p>
      <text:p text:style-name="Preformatted_20_Text"><text:span text:style-name="Source_20_Text">public class ApplicationConfigurerAdapter extends WebSecurityConfigurerAdapter {</text:span></text:p>
      <text:p text:style-name="Preformatted_20_Text"><text:span text:style-name="Source_20_Text"><text:s text:c="2"/>@Override</text:span></text:p>
      <text:p text:style-name="Preformatted_20_Text"><text:span text:style-name="Source_20_Text"><text:s text:c="2"/>protected void configure(HttpSecurity http) throws Exception {</text:span></text:p>
      <text:p text:style-name="Preformatted_20_Text"><text:span text:style-name="Source_20_Text"><text:s text:c="4"/>http.antMatcher("/foo/**")</text:span></text:p>
      <text:p text:style-name="Preformatted_20_Text"><text:span text:style-name="Source_20_Text"><text:s text:c="6"/>.authorizeRequests()</text:span></text:p>
      <text:p text:style-name="Preformatted_20_Text"><text:span text:style-name="Source_20_Text"><text:s text:c="8"/>.antMatchers("/foo/bar").hasRole("BAR")</text:span></text:p>
      <text:p text:style-name="Preformatted_20_Text"><text:span text:style-name="Source_20_Text"><text:s text:c="8"/>.antMatchers("/foo/spam").hasRole("SPAM")</text:span></text:p>
      <text:p text:style-name="Preformatted_20_Text"><text:span text:style-name="Source_20_Text"><text:s text:c="8"/>.anyRequest().isAuthenticated();</text:span></text:p>
      <text:p text:style-name="Preformatted_20_Text"><text:span text:style-name="Source_20_Text"><text:s text:c="2"/>}</text:span></text:p>
      <text:p text:style-name="P60"><text:span text:style-name="Source_20_Text">}</text:span></text:p>
      <text:p text:style-name="P43"><text:span text:style-name="Source_20_Text"><text:span text:style-name="T74">As we can see from above, the request matcher in the above method will first decide whether to apply a security filter to the requested uri path or not, if yes, then the matching filter chain will be applied, ignoring others. But inside that filter chain, there is more fine grained access control mechanism or additional filter chains to be applied.</text:span></text:span></text:p>
      <text:p text:style-name="P6"><text:span text:style-name="Source_20_Text"><text:span text:style-name="T1"/></text:span></text:p>
      <text:p text:style-name="P52"><text:span text:style-name="Source_20_Text"><text:span text:style-name="T82">Let’s understand some of the terms we used in the above section of web security:</text:span></text:span></text:p>
      <text:p text:style-name="P45"><text:span text:style-name="Source_20_Text"><text:span text:style-name="T53"/></text:span></text:p>
      <text:p text:style-name="P45"><text:span text:style-name="Source_20_Text"><text:span text:style-name="T53">FilterChainProxy:</text:span></text:span></text:p>
      <text:p text:style-name="P45"><text:span text:style-name="Source_20_Text"><text:span text:style-name="T53">This is a class in springframework security package and it’s purpose is to delegate Filter requests to spring managed filter beans.</text:span></text:span></text:p>
      <text:p text:style-name="P45"><text:span text:style-name="Source_20_Text"><text:span text:style-name="T53">So, basically the incoming requests will be matched against a list of SecurityFilterChains and the first matched chain will be invoked.</text:span></text:span></text:p>
      <text:p text:style-name="P45"><text:span text:style-name="Source_20_Text"><text:span text:style-name="T53"/></text:span></text:p>
      <text:p text:style-name="P46"><text:soft-page-break/><text:span text:style-name="Source_20_Text"><text:span text:style-name="T54">BasicAuthenticaionFilter:</text:span></text:span></text:p>
      <text:p text:style-name="P58"><text:span text:style-name="Source_20_Text"><text:span text:style-name="T54">In summary, this filter is responsible for processing any request that has a HTTP request header of </text:span></text:span><text:span text:style-name="Source_20_Text"><text:span text:style-name="T93">Authorization</text:span></text:span><text:span text:style-name="Source_20_Text"><text:span text:style-name="T54"> with an authentication scheme of </text:span></text:span><text:span text:style-name="Source_20_Text"><text:span text:style-name="T93">Basic</text:span></text:span><text:span text:style-name="Source_20_Text"><text:span text:style-name="T54"> and a Base64-encoded </text:span></text:span><text:span text:style-name="Source_20_Text"><text:span text:style-name="T93">username:password</text:span></text:span><text:span text:style-name="Source_20_Text"><text:span text:style-name="T54"> token. For example, to authenticate user "Aladdin" with password "open sesame" the following header would be presented: </text:span></text:span></text:p>
      <text:p text:style-name="Preformatted_20_Text"><text:s/>Authorization: Basic QWxhZGRpbjpvcGVuIHNlc2FtZQ==</text:p>
      <text:p text:style-name="P60"><text:s/></text:p>
      <text:p text:style-name="P46"><text:span text:style-name="Source_20_Text"><text:span text:style-name="T54">If authentication is successful, the resulting </text:span></text:span><text:a xlink:type="simple" xlink:href="https://docs.spring.io/spring-security/site/docs/current/api/org/springframework/security/core/Authentication.html" text:style-name="Internet_20_link" text:visited-style-name="Visited_20_Internet_20_Link"><text:span text:style-name="Source_20_Text"><text:span text:style-name="T54">Authentication</text:span></text:span></text:a><text:span text:style-name="Source_20_Text"><text:span text:style-name="T54"> object will be placed into the SecurityContextHolder.</text:span></text:span></text:p>
      <text:p text:style-name="P58"><text:span text:style-name="Source_20_Text"><text:span text:style-name="T54">If authentication fails, an </text:span></text:span><text:a xlink:type="simple" xlink:href="https://docs.spring.io/spring-security/site/docs/current/api/org/springframework/security/web/AuthenticationEntryPoint.html" text:style-name="Internet_20_link" text:visited-style-name="Visited_20_Internet_20_Link"><text:span text:style-name="Source_20_Text"><text:span text:style-name="T54">AuthenticationEntryPoint</text:span></text:span></text:a><text:span text:style-name="Source_20_Text"><text:span text:style-name="T54"> implementation is called. Usually this should be </text:span></text:span><text:a xlink:type="simple" xlink:href="https://docs.spring.io/spring-security/site/docs/current/api/org/springframework/security/web/authentication/www/BasicAuthenticationEntryPoint.html" text:style-name="Internet_20_link" text:visited-style-name="Visited_20_Internet_20_Link"><text:span text:style-name="Source_20_Text"><text:span text:style-name="T54">BasicAuthenticationEntryPoint</text:span></text:span></text:a><text:span text:style-name="Source_20_Text"><text:span text:style-name="T54">, which will prompt the user to authenticate again via BASIC authentication. </text:span></text:span></text:p>
      <text:p text:style-name="Text_20_body"><text:span text:style-name="Source_20_Text"><text:span text:style-name="T2">Basic authentication is an attractive protocol because it is simple and widely deployed. However, it still transmits a password in clear text and as such is undesirable in many situations. Digest authentication is also provided by Spring Security and should be used instead of Basic authentication wherever possible. And in case of digest authentication, a </text:span></text:span><text:a xlink:type="simple" xlink:href="https://docs.spring.io/spring-security/site/docs/current/api/org/springframework/security/web/authentication/www/DigestAuthenticationFilter.html" text:style-name="Internet_20_link" text:visited-style-name="Visited_20_Internet_20_Link"><text:span text:style-name="Source_20_Text">DigestAuthenticationFilter</text:span></text:a><text:span text:style-name="Source_20_Text"><text:span text:style-name="T2"> will be invoked by the FilterChainProxy. </text:span></text:span></text:p>
      <text:p text:style-name="P47"><text:span text:style-name="Source_20_Text"><text:span text:style-name="T55"/></text:span></text:p>
      <text:p text:style-name="P53"><text:span text:style-name="Source_20_Text"><text:span text:style-name="T83">Let’s try and understand the overall flow, that is, how filter chains, authentication and authorization gets kicked in from the application logs:</text:span></text:span></text:p>
      <text:p text:style-name="P47"><text:span text:style-name="Source_20_Text"><text:span text:style-name="T55"/></text:span></text:p>
      <text:p text:style-name="P47"><text:span text:style-name="Source_20_Text"><text:span text:style-name="T55">So, from the application logs, I can see that, as soon as oauth access token request comes in, the filterchainproxy gets kicked in and it delegates the request to matches filter chains for various purposes:</text:span></text:span></text:p>
      <text:p text:style-name="P47"><text:span text:style-name="Source_20_Text"><text:span text:style-name="T55"/></text:span></text:p>
      <text:p text:style-name="Preformatted_20_Text"><text:span text:style-name="Source_20_Text">10-06-2019 18:29:30.926 [http-nio-8080-exec-2] DEBUG o.s.security.web.FilterChainProxy.doFilter - /oauth/token at position 1 of 11 in additional filter chain; firing Filter: 'WebAsyncManagerIntegrationFilter'</text:span></text:p>
      <text:p text:style-name="Preformatted_20_Text"><text:span text:style-name="Source_20_Text">10-06-2019 18:29:30.926 [http-nio-8080-exec-2] DEBUG o.s.security.web.FilterChainProxy.doFilter - /oauth/token at position 2 of 11 in additional filter chain; firing Filter: 'SecurityContextPersistenceFilter'</text:span></text:p>
      <text:p text:style-name="Preformatted_20_Text"><text:span text:style-name="Source_20_Text">10-06-2019 18:29:30.926 [http-nio-8080-exec-2] DEBUG o.s.security.web.FilterChainProxy.doFilter - /oauth/token at position 3 of 11 in additional filter chain; firing Filter: 'HeaderWriterFilter'</text:span></text:p>
      <text:p text:style-name="Preformatted_20_Text"><text:span text:style-name="Source_20_Text">10-06-2019 18:29:30.927 [http-nio-8080-exec-2] DEBUG o.s.security.web.FilterChainProxy.doFilter - /oauth/token at position 4 of 11 in additional filter chain; firing Filter: 'LogoutFilter'</text:span></text:p>
      <text:p text:style-name="Preformatted_20_Text"><text:span text:style-name="Source_20_Text"/></text:p>
      <text:p text:style-name="P48"><text:span text:style-name="Source_20_Text"><text:span text:style-name="T54">And then the BasicAuthenticationFilter is invoked to process the authentication request:</text:span></text:span></text:p>
      <text:p text:style-name="P48"><text:span text:style-name="Source_20_Text"><text:span text:style-name="T54"/></text:span></text:p>
      <text:p text:style-name="Preformatted_20_Text"><text:span text:style-name="Source_20_Text">10-06-2019 18:29:30.928 [http-nio-8080-exec-2] DEBUG o.s.security.web.FilterChainProxy.doFilter - /oauth/token at position 5 of 11 in additional filter chain; firing Filter: 'BasicAuthenticationFilter'</text:span></text:p>
      <text:p text:style-name="Preformatted_20_Text"><text:span text:style-name="Source_20_Text">10-06-2019 18:29:30.929 [http-nio-8080-exec-2] DEBUG o.s.s.w.a.w.BasicAuthenticationFilter.doFilterInternal - Basic Authentication Authorization header found for user 'spring-security-oauth2-read-client'</text:span></text:p>
      <text:p text:style-name="Preformatted_20_Text"><text:span text:style-name="Source_20_Text">10-06-2019 18:29:30.929 [http-nio-8080-exec-2] DEBUG o.s.s.authentication.ProviderManager.authenticate - Authentication attempt using org.springframework.security.authentication.dao.DaoAuthenticationProvider</text:span></text:p>
      <text:p text:style-name="Preformatted_20_Text"><text:span text:style-name="Source_20_Text"/></text:p>
      <text:p text:style-name="P49"><text:soft-page-break/><text:span text:style-name="Source_20_Text"><text:span text:style-name="T56">The <text:s/></text:span></text:span><text:span text:style-name="Source_20_Text"><text:span text:style-name="T54">BasicAuthenticationFilter </text:span></text:span><text:span text:style-name="Source_20_Text"><text:span text:style-name="T56">will then fetch the AuthenticationManager by using it’s getAuthenticationManager method (not displayed in the logs) and which then invokes a ProviderManager, which then passes control to AuthenticationProvider to decide which implementation can authenticate the request and hence the DaoAuthenticationProvider gets invoked. And then the details of user will be fetched from UserDetailsService (i mean from it’s implementation, which will tell spring how and from where to fetch user tables, i.e. from which tables).</text:span></text:span></text:p>
      <text:p text:style-name="P48"><text:span text:style-name="Source_20_Text"><text:span text:style-name="T2"/></text:span></text:p>
      <text:p text:style-name="P54"><text:span text:style-name="Source_20_Text"><text:span text:style-name="T59">Once authenticated, the authorization process kicks-in.</text:span></text:span></text:p>
      <text:p text:style-name="P48"><text:span text:style-name="Source_20_Text"><text:span text:style-name="T2"/></text:span></text:p>
      <text:p text:style-name="P50"><text:span text:style-name="Source_20_Text"><text:span text:style-name="T57">So, more or less this is how the access request is processed and handled by spring and this is how the authentication and authorization are all triggered and hanlded.</text:span></text:span></text:p>
      <text:p text:style-name="P50"><text:span text:style-name="Source_20_Text"><text:span text:style-name="T57"/></text:span></text:p>
      <text:p text:style-name="P55"><text:span text:style-name="Source_20_Text"><text:span text:style-name="T84">Few more remaining terms and their significance in the overall </text:span></text:span></text:p>
      <text:p text:style-name="P55"><text:span text:style-name="Source_20_Text"><text:span text:style-name="T84">architecture and flow:</text:span></text:span></text:p>
      <text:p text:style-name="P6"><text:span text:style-name="Source_20_Text"><text:span text:style-name="T54"/></text:span></text:p>
      <text:p text:style-name="P6"><text:span text:style-name="Source_20_Text"><text:span text:style-name="T54">SecurityContext:</text:span></text:span></text:p>
      <text:p text:style-name="P51"><text:span text:style-name="Source_20_Text"><text:span text:style-name="T58">It’s an interface defining minimum security information associated with the current thread of execution.</text:span></text:span></text:p>
      <text:p text:style-name="P51"><text:span text:style-name="Source_20_Text"><text:span text:style-name="T58">This is stored in SecurityContextHolder.</text:span></text:span></text:p>
      <text:p text:style-name="P6"><text:span text:style-name="Source_20_Text"><text:span text:style-name="T54"/></text:span></text:p>
      <text:p text:style-name="P6"><text:span text:style-name="Source_20_Text"><text:span text:style-name="T54">SecurityContextHolder:</text:span></text:span></text:p>
      <text:p text:style-name="P51"><text:span text:style-name="Source_20_Text"><text:span text:style-name="T58">This class basically conatins a SecurityContext for the current thread of execution.</text:span></text:span></text:p>
      <text:p text:style-name="P51"><text:span text:style-name="Source_20_Text"><text:span text:style-name="T3"/></text:span></text:p>
      <text:p text:style-name="P57"><text:span text:style-name="Source_20_Text"><text:span text:style-name="T3">Spring Security is fundamentally thread bound because it needs to make the current authenticated principal available to a wide variety of downstream consumers. The basic building block is the SecurityContext which may contain an Authentication. You can always access and manipulate the SecurityContext via static convenience methods in SecurityContextHolder</text:span></text:span></text:p>
      <text:p text:style-name="P51"><text:span text:style-name="Source_20_Text"><text:span text:style-name="T3"/></text:span></text:p>
      <text:p text:style-name="P56"><text:span text:style-name="Source_20_Text"><text:span text:style-name="T61">DelegatingFilterProxy:</text:span></text:span></text:p>
      <text:p text:style-name="P56"><text:span text:style-name="Source_20_Text"><text:span text:style-name="T61">This is a class in springfraework web and it’s a proxy for standard servelt filter and it’s main and only job is to delegate filter requests to one of </text:span></text:span><text:span text:style-name="Source_20_Text"><text:span text:style-name="T62">spring-managed bean </text:span></text:span><text:span text:style-name="Source_20_Text"><text:span text:style-name="T61">filters in the chain of filters managed by the FilterChainProxy.</text:span></text:span></text:p>
      <text:p text:style-name="P56"><text:span text:style-name="Source_20_Text"><text:span text:style-name="T61"/></text:span></text:p>
      <text:p text:style-name="P56"><text:span text:style-name="Source_20_Text"><text:span text:style-name="T61"/></text:span></text:p>
      <text:p text:style-name="P56"><text:span text:style-name="Source_20_Text"><text:span text:style-name="T85">2. </text:span></text:span><text:span text:style-name="Source_20_Text"><text:span text:style-name="T86">Spring Boot with Maven</text:span></text:span></text:p>
      <text:p text:style-name="P56"><text:span text:style-name="Source_20_Text"><text:span text:style-name="T61">Spring Boot provides a spring-boot-starter-security starter which aggregates Spring Security related dependencies together. <text:s/></text:span></text:span></text:p>
      <text:p text:style-name="P56"><text:span text:style-name="Source_20_Text"><text:span text:style-name="T61"/></text:span></text:p>
      <text:p text:style-name="P56"><text:span text:style-name="Source_20_Text"><text:span text:style-name="T85">3. </text:span></text:span><text:span text:style-name="Source_20_Text"><text:span text:style-name="T86">Current Version of Spring Security</text:span></text:span></text:p>
      <text:p text:style-name="P56"><text:span text:style-name="Source_20_Text"><text:span text:style-name="T61">5.1 <text:s/></text:span></text:span></text:p>
      <text:p text:style-name="P56"><text:span text:style-name="Source_20_Text"><text:span text:style-name="T61"/></text:span></text:p>
      <text:p text:style-name="P56"><text:span text:style-name="Source_20_Text"><text:span text:style-name="T85">4. </text:span></text:span><text:span text:style-name="Source_20_Text"><text:span text:style-name="T86">Java Configuration and Form Login</text:span></text:span></text:p>
      <text:p text:style-name="P56"><text:span text:style-name="Source_20_Text"><text:span text:style-name="T63">I</text:span></text:span><text:span text:style-name="Source_20_Text"><text:span text:style-name="T61">n case of a webapp, you might be wondering where the login form came from when you were prompted to log in, since we made no mention of any HTML files or JSPs <text:s/>.</text:span></text:span></text:p>
      <text:p text:style-name="P56"><text:span text:style-name="Source_20_Text"><text:span text:style-name="T61"/></text:span></text:p>
      <text:p text:style-name="P56"><text:span text:style-name="Source_20_Text"><text:span text:style-name="T61">Since Spring Security’s default configuration does not explicitly set a URL for the login page, Spring Security generates one automatically <text:s/></text:span></text:span></text:p>
      <text:p text:style-name="P56"><text:soft-page-break/><text:span text:style-name="Source_20_Text"><text:span text:style-name="T61">While the automatically generated log in page is convenient to get up and running quickly, most applications will want to provide their own log in page. To do so we can update our configuration as seen below: <text:s/></text:span></text:span></text:p>
      <text:p text:style-name="P56"><text:span text:style-name="Source_20_Text"><text:span text:style-name="T61"/></text:span></text:p>
      <text:p text:style-name="Preformatted_20_Text"><text:span text:style-name="Source_20_Text"><text:s text:c="4"/>protected void configure(HttpSecurity http) throws Exception { <text:s/></text:span></text:p>
      <text:p text:style-name="Preformatted_20_Text"><text:span text:style-name="Source_20_Text"><text:s text:c="4"/>http <text:s/></text:span></text:p>
      <text:p text:style-name="Preformatted_20_Text"><text:span text:style-name="Source_20_Text"><text:s text:c="8"/>.authorizeRequests() <text:s/></text:span></text:p>
      <text:p text:style-name="Preformatted_20_Text"><text:span text:style-name="Source_20_Text"><text:s text:c="12"/>.anyRequest().authenticated() <text:s/></text:span></text:p>
      <text:p text:style-name="Preformatted_20_Text"><text:span text:style-name="Source_20_Text"><text:s text:c="12"/>.and() <text:s/></text:span></text:p>
      <text:p text:style-name="Preformatted_20_Text"><text:span text:style-name="Source_20_Text"><text:s text:c="8"/>.formLogin() <text:s/></text:span></text:p>
      <text:p text:style-name="Preformatted_20_Text"><text:span text:style-name="Source_20_Text"><text:s text:c="12"/>.loginPage("/login") 1 <text:s/></text:span></text:p>
      <text:p text:style-name="Preformatted_20_Text"><text:span text:style-name="Source_20_Text"><text:s text:c="12"/>.permitAll(); <text:s text:c="7"/>2 <text:s/></text:span></text:p>
      <text:p text:style-name="Preformatted_20_Text"><text:span text:style-name="Source_20_Text"><text:s text:c="4"/>} <text:s text:c="3"/></text:span></text:p>
      <text:p text:style-name="Preformatted_20_Text"><text:span text:style-name="Source_20_Text"/></text:p>
      <text:p text:style-name="Preformatted_20_Text"><text:span text:style-name="Source_20_Text"><text:span text:style-name="T4">The updated configuration specifies the location of the log in page. <text:s/></text:span></text:span></text:p>
      <text:p text:style-name="P56"><text:span text:style-name="Source_20_Text"><text:span text:style-name="T61"/></text:span></text:p>
      <text:p text:style-name="P56"><text:span text:style-name="Source_20_Text"><text:span text:style-name="T61">We must grant all users (i.e. unauthenticated users) access to our log in page. The formLogin().permitAll() method allows granting access to all users for all URLs associated with form based log in. <text:s/></text:span></text:span></text:p>
      <text:p text:style-name="P56"><text:span text:style-name="Source_20_Text"><text:span text:style-name="T61"/></text:span></text:p>
      <text:p text:style-name="P56"><text:span text:style-name="Source_20_Text"><text:span text:style-name="T85">5. </text:span></text:span><text:span text:style-name="Source_20_Text"><text:span text:style-name="T86">Authorize Requests</text:span></text:span></text:p>
      <text:p text:style-name="P56"><text:span text:style-name="Source_20_Text"><text:span text:style-name="T61">We can specify custom auth. requirements for our URLs by adding mutiple children to http.authorizeRequests() <text:s/></text:span></text:span></text:p>
      <text:p text:style-name="P56"><text:span text:style-name="Source_20_Text"><text:span text:style-name="T61"/></text:span></text:p>
      <text:p text:style-name="Preformatted_20_Text"><text:span text:style-name="Source_20_Text"><text:s text:c="4"/>protected void configure(HttpSecurity http) throws Exception { <text:s/></text:span></text:p>
      <text:p text:style-name="Preformatted_20_Text"><text:span text:style-name="Source_20_Text"><text:s text:c="4"/>http <text:s/></text:span></text:p>
      <text:p text:style-name="Preformatted_20_Text"><text:span text:style-name="Source_20_Text"><text:s text:c="8"/>.authorizeRequests() <text:s/></text:span></text:p>
      <text:p text:style-name="Preformatted_20_Text"><text:span text:style-name="Source_20_Text"><text:s text:c="12"/>.antMatchers("/resources/", "/signup", "/about").permitAll() <text:s/></text:span></text:p>
      <text:p text:style-name="Preformatted_20_Text"><text:span text:style-name="Source_20_Text"><text:s text:c="12"/>.antMatchers("/admin/").hasRole("ADMIN") <text:s/></text:span></text:p>
      <text:p text:style-name="Preformatted_20_Text"><text:span text:style-name="Source_20_Text"><text:s text:c="12"/>.antMatchers("/db/").access("hasRole('ADMIN') and hasRole('DBA')") <text:s/></text:span></text:p>
      <text:p text:style-name="Preformatted_20_Text"><text:span text:style-name="Source_20_Text"><text:s text:c="12"/>.anyRequest().authenticated() <text:s/></text:span></text:p>
      <text:p text:style-name="Preformatted_20_Text"><text:span text:style-name="Source_20_Text"><text:s text:c="12"/>.and() <text:s/></text:span></text:p>
      <text:p text:style-name="Preformatted_20_Text"><text:span text:style-name="Source_20_Text"><text:s text:c="8"/>// ...</text:span></text:p>
      <text:p text:style-name="Preformatted_20_Text"><text:span text:style-name="Source_20_Text"><text:s text:c="8"/>.formLogin();</text:span></text:p>
      <text:p text:style-name="Preformatted_20_Text"><text:span text:style-name="Source_20_Text"><text:s text:c="6"/>} <text:s/></text:span></text:p>
      <text:p text:style-name="Preformatted_20_Text"><text:span text:style-name="Source_20_Text"/></text:p>
      <text:p text:style-name="P56"><text:span text:style-name="Source_20_Text"><text:span text:style-name="T61">In the above example, There are multiple children to the http.authorizeRequests() method and each matcher is considered in the order they were declared. <text:s/></text:span></text:span></text:p>
      <text:p text:style-name="P56"><text:span text:style-name="Source_20_Text"><text:span text:style-name="T61"/></text:span></text:p>
      <text:p text:style-name="P56"><text:span text:style-name="Source_20_Text"><text:span text:style-name="T64">A</text:span></text:span><text:span text:style-name="Source_20_Text"><text:span text:style-name="T61">ny user can access a request if the URL starts with "/resources/", equals "/signup", or equals "/about". <text:s/></text:span></text:span></text:p>
      <text:p text:style-name="P56"><text:span text:style-name="Source_20_Text"><text:span text:style-name="T61"/></text:span></text:p>
      <text:p text:style-name="P56"><text:span text:style-name="Source_20_Text"><text:span text:style-name="T61">Any URL that starts with "/admin/" will be restricted to users who have the role "ROLE_ADMIN". You will notice that since we are invoking the hasRole method we do not need to specify the "ROLE_" prefix <text:s/></text:span></text:span></text:p>
      <text:p text:style-name="P56"><text:span text:style-name="Source_20_Text"><text:span text:style-name="T61"/></text:span></text:p>
      <text:p text:style-name="P56"><text:span text:style-name="Source_20_Text"><text:span text:style-name="T61">Any URL that starts with "/db/" requires the user to have both "ROLE_ADMIN" and "ROLE_DBA". You will notice that since we are using the hasRole expression we do not need to specify the "ROLE_" prefix. <text:s/></text:span></text:span></text:p>
      <text:p text:style-name="P56"><text:span text:style-name="Source_20_Text"><text:span text:style-name="T61"/></text:span></text:p>
      <text:p text:style-name="P56"><text:span text:style-name="Source_20_Text"><text:span text:style-name="T61">Any URL that has not already been matched on only requires that the user be authenticated.</text:span></text:span></text:p>
      <text:p text:style-name="P56"><text:span text:style-name="Source_20_Text"><text:span text:style-name="T61"/></text:span></text:p>
      <text:p text:style-name="P56"><text:span text:style-name="Source_20_Text"><text:span text:style-name="T85">6. </text:span></text:span><text:span text:style-name="Source_20_Text"><text:span text:style-name="T86">Handling Logouts</text:span></text:span></text:p>
      <text:p text:style-name="P56"><text:span text:style-name="Source_20_Text"><text:span text:style-name="T61">When using the WebSecurityConfigurerAdapter, logout capabilities are automatically applied. <text:s/></text:span></text:span></text:p>
      <text:p text:style-name="P56"><text:span text:style-name="Source_20_Text"><text:span text:style-name="T61"/></text:span></text:p>
      <text:p text:style-name="P56"><text:span text:style-name="Source_20_Text"><text:span text:style-name="T61">The default is that accessing the URL /logout will log the user out by: <text:s/></text:span></text:span></text:p>
      <text:p text:style-name="P56"><text:soft-page-break/><text:span text:style-name="Source_20_Text"><text:span text:style-name="T65">a.</text:span></text:span><text:span text:style-name="Source_20_Text"><text:span text:style-name="T61">Invalidating the HTTP Session <text:s text:c="2"/></text:span></text:span></text:p>
      <text:p text:style-name="P56"><text:span text:style-name="Source_20_Text"><text:span text:style-name="T65">b.</text:span></text:span><text:span text:style-name="Source_20_Text"><text:span text:style-name="T61">Cleaning up any RememberMe authentication that was configured </text:span></text:span></text:p>
      <text:p text:style-name="P56"><text:span text:style-name="Source_20_Text"><text:span text:style-name="T65">c.</text:span></text:span><text:span text:style-name="Source_20_Text"><text:span text:style-name="T61">Clearing the SecurityContextHolder <text:s/></text:span></text:span></text:p>
      <text:p text:style-name="P56"><text:span text:style-name="Source_20_Text"><text:span text:style-name="T65">d.</text:span></text:span><text:span text:style-name="Source_20_Text"><text:span text:style-name="T61">Redirect to /login?logout <text:s/></text:span></text:span></text:p>
      <text:p text:style-name="P56"><text:span text:style-name="Source_20_Text"><text:span text:style-name="T61"/></text:span></text:p>
      <text:p text:style-name="P56"><text:span text:style-name="Source_20_Text"><text:span text:style-name="T61">however, you also have various options to further customize your logout requirements:</text:span></text:span></text:p>
      <text:p text:style-name="P56"><text:span text:style-name="Source_20_Text"><text:span text:style-name="T61"/></text:span></text:p>
      <text:p text:style-name="Preformatted_20_Text"><text:span text:style-name="Source_20_Text"><text:s text:c="6"/>protected void configure(HttpSecurity http) throws Exception { <text:s/></text:span></text:p>
      <text:p text:style-name="Preformatted_20_Text"><text:span text:style-name="Source_20_Text"><text:s text:c="7"/>http <text:s/></text:span></text:p>
      <text:p text:style-name="Preformatted_20_Text"><text:span text:style-name="Source_20_Text"><text:s text:c="8"/>.logout() <text:s/></text:span></text:p>
      <text:p text:style-name="Preformatted_20_Text"><text:span text:style-name="Source_20_Text"><text:s text:c="12"/>.logoutUrl("/my/logout") <text:s/></text:span></text:p>
      <text:p text:style-name="Preformatted_20_Text"><text:span text:style-name="Source_20_Text"><text:s text:c="12"/>.logoutSuccessUrl("/my/index") <text:s/></text:span></text:p>
      <text:p text:style-name="Preformatted_20_Text"><text:span text:style-name="Source_20_Text"><text:s text:c="12"/>.logoutSuccessHandler(logoutSuccessHandler) <text:s/></text:span></text:p>
      <text:p text:style-name="Preformatted_20_Text"><text:span text:style-name="Source_20_Text"><text:s text:c="12"/>.invalidateHttpSession(true) <text:s/></text:span></text:p>
      <text:p text:style-name="Preformatted_20_Text"><text:span text:style-name="Source_20_Text"><text:s text:c="12"/>.addLogoutHandler(logoutHandler) <text:s/></text:span></text:p>
      <text:p text:style-name="Preformatted_20_Text"><text:span text:style-name="Source_20_Text"><text:s text:c="12"/>.deleteCookies(cookieNamesToClear) <text:s text:c="2"/></text:span></text:p>
      <text:p text:style-name="Preformatted_20_Text"><text:span text:style-name="Source_20_Text"><text:s text:c="12"/>.and() <text:s/></text:span></text:p>
      <text:p text:style-name="Preformatted_20_Text"><text:span text:style-name="Source_20_Text"><text:s text:c="8"/>... <text:s/></text:span></text:p>
      <text:p text:style-name="Preformatted_20_Text"><text:span text:style-name="Source_20_Text"><text:s text:c="7"/>} <text:s/></text:span></text:p>
      <text:p text:style-name="Preformatted_20_Text"><text:span text:style-name="Source_20_Text"/></text:p>
      <text:p text:style-name="P56"><text:span text:style-name="Source_20_Text"><text:span text:style-name="T61">logoutUrl has The URL that triggers log out to occur (default is /logout). If CSRF protection is enabled (default), then the request must also be a POST. <text:s/></text:span></text:span></text:p>
      <text:p text:style-name="P56"><text:span text:style-name="Source_20_Text"><text:span text:style-name="T61"/></text:span></text:p>
      <text:p text:style-name="P56"><text:span text:style-name="Source_20_Text"><text:span text:style-name="T61">logoutSuccessUrl has The URL to redirect to after logout has occurred. The default is /login?logout <text:s/></text:span></text:span></text:p>
      <text:p text:style-name="P56"><text:span text:style-name="Source_20_Text"><text:span text:style-name="T61"/></text:span></text:p>
      <text:p text:style-name="P56"><text:span text:style-name="Source_20_Text"><text:span text:style-name="T61">If a custom LogoutSuccessHandler is provided as in the above example then the logoutSuccessUrl() is ignored. <text:s/></text:span></text:span></text:p>
      <text:p text:style-name="P56"><text:span text:style-name="Source_20_Text"><text:span text:style-name="T61"/></text:span></text:p>
      <text:p text:style-name="P56"><text:span text:style-name="Source_20_Text"><text:span text:style-name="T61">Generally, in order to customize logout functionality, you can add LogoutHandler and/or LogoutSuccessHandler implementations. For many common scenarios, these handlers are applied under the covers when using the fluent API. <text:s/></text:span></text:span></text:p>
      <text:p text:style-name="P56"><text:span text:style-name="Source_20_Text"><text:span text:style-name="T61"/></text:span></text:p>
      <text:p text:style-name="P56"><text:span text:style-name="Source_20_Text"><text:span text:style-name="T85">7. </text:span></text:span><text:span text:style-name="Source_20_Text"><text:span text:style-name="T86">What is authentication in Spring Security?</text:span></text:span></text:p>
      <text:p text:style-name="P56"><text:span text:style-name="Source_20_Text"><text:span text:style-name="T61"/></text:span></text:p>
      <text:p text:style-name="P56"><text:span text:style-name="Source_20_Text"><text:span text:style-name="T86">Lets consider a standard authentication scenario that everyone is familiar with.</text:span></text:span><text:span text:style-name="Source_20_Text"><text:span text:style-name="T61"> <text:s/></text:span></text:span></text:p>
      <text:p text:style-name="P56"><text:span text:style-name="Source_20_Text"><text:span text:style-name="T66">a.</text:span></text:span><text:span text:style-name="Source_20_Text"><text:span text:style-name="T61">A user is prompted to log in with a username and password. <text:s/></text:span></text:span></text:p>
      <text:p text:style-name="P56"><text:span text:style-name="Source_20_Text"><text:span text:style-name="T66">b.</text:span></text:span><text:span text:style-name="Source_20_Text"><text:span text:style-name="T61">The system (successfully) verifies that the password is correct for the username. <text:s text:c="2"/></text:span></text:span></text:p>
      <text:p text:style-name="P56"><text:span text:style-name="Source_20_Text"><text:span text:style-name="T66">c.</text:span></text:span><text:span text:style-name="Source_20_Text"><text:span text:style-name="T61">The context information for that user is obtained (their list of roles and so on). <text:s text:c="2"/></text:span></text:span></text:p>
      <text:p text:style-name="P56"><text:span text:style-name="Source_20_Text"><text:span text:style-name="T66">d.</text:span></text:span><text:span text:style-name="Source_20_Text"><text:span text:style-name="T61">A security context is established for the user <text:s text:c="2"/></text:span></text:span></text:p>
      <text:p text:style-name="P56"><text:span text:style-name="Source_20_Text"><text:span text:style-name="T66">e.</text:span></text:span><text:span text:style-name="Source_20_Text"><text:span text:style-name="T61">The user proceeds, potentially to perform some operation which is potentially protected by an access control mechanism which checks the required permissions for the operation against the current security context information. <text:s text:c="2"/></text:span></text:span></text:p>
      <text:p text:style-name="P56"><text:span text:style-name="Source_20_Text"><text:span text:style-name="T61"/></text:span></text:p>
      <text:p text:style-name="P56"><text:span text:style-name="Source_20_Text"><text:span text:style-name="T86">The first three items constitute the authentication process so we’ll take a look at how these take place within Spring Security.</text:span></text:span><text:span text:style-name="Source_20_Text"><text:span text:style-name="T61"> <text:s/></text:span></text:span></text:p>
      <text:p text:style-name="P56"><text:span text:style-name="Source_20_Text"><text:span text:style-name="T67">a.</text:span></text:span><text:span text:style-name="Source_20_Text"><text:span text:style-name="T61">The username and password are obtained and combined into an instance of UsernamePasswordAuthenticationToken (an instance of the Authentication interface) <text:s/></text:span></text:span></text:p>
      <text:p text:style-name="P56"><text:span text:style-name="Source_20_Text"><text:span text:style-name="T67">b.</text:span></text:span><text:span text:style-name="Source_20_Text"><text:span text:style-name="T61">The token is passed to an instance of AuthenticationManager for validation. </text:span></text:span></text:p>
      <text:p text:style-name="P56"><text:soft-page-break/><text:span text:style-name="Source_20_Text"><text:span text:style-name="T67">c.</text:span></text:span><text:span text:style-name="Source_20_Text"><text:span text:style-name="T61">The AuthenticationManager returns a fully populated Authentication instance on successful authentication. <text:s text:c="2"/></text:span></text:span></text:p>
      <text:p text:style-name="P56"><text:span text:style-name="Source_20_Text"><text:span text:style-name="T67">d.</text:span></text:span><text:span text:style-name="Source_20_Text"><text:span text:style-name="T61">The security context is established by calling SecurityContextHolder.getContext().setAuthentication(…​), passing in the returned authentication object. <text:s text:c="2"/></text:span></text:span></text:p>
      <text:p text:style-name="P56"><text:span text:style-name="Source_20_Text"><text:span text:style-name="T67">e.</text:span></text:span><text:span text:style-name="Source_20_Text"><text:span text:style-name="T61">Basically, A user is authenticated when the SecurityContextHolder contains a fully populated Authentication object. <text:s/></text:span></text:span></text:p>
      <text:p text:style-name="P56"><text:span text:style-name="Source_20_Text"><text:span text:style-name="T61"/></text:span></text:p>
      <text:p text:style-name="P56"><text:span text:style-name="Source_20_Text"><text:span text:style-name="T86">Authentication Mechanism</text:span></text:span></text:p>
      <text:p text:style-name="P56"><text:span text:style-name="Source_20_Text"><text:span text:style-name="T61">This is true mainly in case of web application authentication <text:s/></text:span></text:span></text:p>
      <text:p text:style-name="P56"><text:span text:style-name="Source_20_Text"><text:span text:style-name="T61"/></text:span></text:p>
      <text:p text:style-name="P56"><text:span text:style-name="Source_20_Text"><text:span text:style-name="T61">Once your browser submits your authentication credentials (either as an HTTP form post or HTTP header) there needs to be something on the server that "collects" these authentication details. <text:s/></text:span></text:span></text:p>
      <text:p text:style-name="P56"><text:span text:style-name="Source_20_Text"><text:span text:style-name="T61"/></text:span></text:p>
      <text:p text:style-name="P56"><text:span text:style-name="Source_20_Text"><text:span text:style-name="T61">In Spring Security we have a special name for the function of collecting authentication details from a user agent (usually a web browser), referring to it as the "authentication mechanism" <text:s/></text:span></text:span></text:p>
      <text:p text:style-name="P56"><text:span text:style-name="Source_20_Text"><text:span text:style-name="T61">Examples are form-base login and Basic authentication <text:s/></text:span></text:span></text:p>
      <text:p text:style-name="P56"><text:span text:style-name="Source_20_Text"><text:span text:style-name="T61"/></text:span></text:p>
      <text:p text:style-name="P56"><text:span text:style-name="Source_20_Text"><text:span text:style-name="T61">Once the authentication details have been collected from the user agent, an Authentication "request" object is built and then presented to the AuthenticationManager. <text:s/></text:span></text:span></text:p>
      <text:p text:style-name="P56"><text:span text:style-name="Source_20_Text"><text:span text:style-name="T61"/></text:span></text:p>
      <text:p text:style-name="P56"><text:span text:style-name="Source_20_Text"><text:span text:style-name="T61">After the authentication mechanism receives back the fully-populated Authentication object, it will deem the request valid, put the Authentication into the SecurityContextHolder. If, on the other hand, the AuthenticationManager rejected the request, the authentication mechanism will ask the user agent to retry. <text:s/></text:span></text:span></text:p>
      <text:p text:style-name="P56"><text:span text:style-name="Source_20_Text"><text:span text:style-name="T61"/></text:span></text:p>
      <text:p text:style-name="P56"><text:span text:style-name="Source_20_Text"><text:span text:style-name="T87">8. </text:span></text:span><text:span text:style-name="Source_20_Text"><text:span text:style-name="T86">CSRF</text:span></text:span></text:p>
      <text:p text:style-name="P56"><text:span text:style-name="Source_20_Text"><text:span text:style-name="T61">Cross-site request forgery, also known as one-click attack or session riding or XSRF, is a type of malicious exploit of a website where unauthorized commands are transmitted from a user that the web application trusts. <text:s/></text:span></text:span></text:p>
      <text:p text:style-name="P56"><text:span text:style-name="Source_20_Text"><text:span text:style-name="T61"/></text:span></text:p>
      <text:p text:style-name="P56"><text:span text:style-name="Source_20_Text"><text:span text:style-name="T61">The attack itself is quite simple. A CSRF vulnerability allows an attacker to force a logged-in user to perform an important action without their consent or knowledge. It is the digital equivalent of an attacker forging the signature of a victim on an important document. <text:s/></text:span></text:span></text:p>
      <text:p text:style-name="P56"><text:span text:style-name="Source_20_Text"><text:span text:style-name="T61"/></text:span></text:p>
      <text:p text:style-name="P56"><text:span text:style-name="Source_20_Text"><text:span text:style-name="T61">As an example, my banking website, example.com, does not protect itself against CSRF. You, an unsuspecting example.com user, also happened to be logged in to example.com. Now, malicious user Mallory sends you (and millions of other example.com users, of course) an HTML e-mail including a malicious html tag, which has an instruction to transfer certain amount to Mallory, embedded in an image. If you have a webmail client that loads images automatically, the transfer request will be made from your browser using your IP address and your example.com session cookies, exactly as if you made the request yourself. My bank website, therefore, treats this like a legitimate request and sends $1000 from your account to Mallory’s account. All evidence suggests you legitimately made this transaction from your logged-in browser. <text:s/></text:span></text:span></text:p>
      <text:p text:style-name="P56"><text:span text:style-name="Source_20_Text"><text:span text:style-name="T61"/></text:span></text:p>
      <text:p text:style-name="P56"><text:span text:style-name="Source_20_Text"><text:span text:style-name="T61"/></text:span></text:p>
      <text:p text:style-name="P56"><text:span text:style-name="Source_20_Text"><text:span text:style-name="T61"/></text:span></text:p>
      <text:p text:style-name="P63"><text:soft-page-break/><text:span text:style-name="Source_20_Text"><text:span text:style-name="T86">Cross-Site Scripting (XSS) attacks</text:span></text:span></text:p>
      <text:p text:style-name="P56"><text:span text:style-name="Source_20_Text"><text:span text:style-name="T61">This is different from Cross-Site Scripting (XSS) attacks. XSS allows malicious users to inject client-side code (mainly Javascript) into web pages to be run by other unsuspecting users. <text:s/></text:span></text:span></text:p>
      <text:p text:style-name="P56"><text:span text:style-name="Source_20_Text"><text:span text:style-name="T61"/></text:span></text:p>
      <text:p text:style-name="P63"><text:span text:style-name="Source_20_Text"><text:span text:style-name="T86">SQL-Injection attacks</text:span></text:span></text:p>
      <text:p text:style-name="P56"><text:span text:style-name="Source_20_Text"><text:span text:style-name="T61">And, this is different from SQL-Injection attacks. Most modern websites are powered by a web server that communicates with a database. That database is used to store anything that’s provided or generated by the website’s users, including private information like login credentials and credit card numbers. The web server accesses this information using SQL (Structured Query Language). An SQL statement essentially asks the database to retrieve or store some information, using plain English sentences. These natural language-like statements are sent from the web server to the database as raw strings that the database driver then has to parse and turn into actionable commands. These SQL commands can then be manipulated by an attacker to replace the values in the sql string with some malicious values and this results in an SQL-INjection attack. As web developers, we thankfully have a tool that easily and completely prevents such attacks: the parameterized statement. A parameterized statement is a SQL statement with placeholders, such as ?, that are substituted with real values during execution. the variables are sent to the database separately from the statement string and thus are never treated as commands.</text:span></text:span></text:p>
      <text:p text:style-name="P56"><text:span text:style-name="Source_20_Text"><text:span text:style-name="T61"/></text:span></text:p>
      <text:p text:style-name="P56"><text:span text:style-name="Source_20_Text"><text:span text:style-name="T61">Our recommendation is to use CSRF protection for any request that could be processed by a browser by normal users. If you are only creating a service that is used by non-browser clients, you will likely want to disable CSRF protection. <text:s/></text:span></text:span></text:p>
      <text:p text:style-name="P56"><text:span text:style-name="Source_20_Text"><text:span text:style-name="T61"/></text:span></text:p>
      <text:p text:style-name="P63"><text:span text:style-name="Source_20_Text"><text:span text:style-name="T86">What if my application is stateless?</text:span></text:span><text:span text:style-name="Source_20_Text"><text:span text:style-name="T61"> </text:span></text:span></text:p>
      <text:p text:style-name="P63"><text:span text:style-name="Source_20_Text"><text:span text:style-name="T61">That doesn’t necessarily mean you are protected. In fact, if a user does not need to perform any actions in the web browser for a given request, they are likely still vulnerable to CSRF attacks. <text:s/></text:span></text:span></text:p>
      <text:p text:style-name="P56"><text:span text:style-name="Source_20_Text"><text:span text:style-name="T61"/></text:span></text:p>
      <text:p text:style-name="P56"><text:span text:style-name="Source_20_Text"><text:span text:style-name="T61">Users using basic authentication are also vulnerable to CSRF attacks since the browser will automatically include the username password in any requests <text:s/></text:span></text:span></text:p>
      <text:p text:style-name="P56"><text:span text:style-name="Source_20_Text"><text:span text:style-name="T61"/></text:span></text:p>
      <text:p text:style-name="P56"><text:span text:style-name="Source_20_Text"><text:span text:style-name="T86">The steps to using Spring Security’s CSRF protection are outlined below: <text:s/></text:span></text:span></text:p>
      <text:p text:style-name="P56"><text:span text:style-name="Source_20_Text"><text:span text:style-name="T61">Use proper HTTP verbs: <text:s/></text:span></text:span></text:p>
      <text:p text:style-name="P56"><text:span text:style-name="Source_20_Text"><text:span text:style-name="T61">The first step to protecting against CSRF attacks is to ensure your website uses proper HTTP verbs. </text:span></text:span><text:span text:style-name="Source_20_Text"><text:span text:style-name="T68">Y</text:span></text:span><text:span text:style-name="Source_20_Text"><text:span text:style-name="T61">ou need to be certain that your application is using PATCH, POST, PUT, and/or DELETE for anything that modifies state. <text:s/></text:span></text:span></text:p>
      <text:p text:style-name="P56"><text:span text:style-name="Source_20_Text"><text:span text:style-name="T61">This is not a limitation of Spring Security’s support, but instead a general requirement for proper CSRF prevention. The reason is that including private information in an HTTP GET can cause the information to be leaked. <text:s/></text:span></text:span></text:p>
      <text:p text:style-name="P56"><text:span text:style-name="Source_20_Text"><text:span text:style-name="T61"/></text:span></text:p>
      <text:p text:style-name="P56"><text:span text:style-name="Source_20_Text"><text:span text:style-name="T61">Configure CSRF Protection: <text:s/></text:span></text:span></text:p>
      <text:p text:style-name="P56"><text:span text:style-name="Source_20_Text"><text:span text:style-name="T61">The next step is to include Spring Security’s CSRF protection within your application which is by default enabled since Spring Security 4.0 <text:s text:c="3"/></text:span></text:span></text:p>
      <text:p text:style-name="P56"><text:span text:style-name="Source_20_Text"><text:span text:style-name="T61"/></text:span></text:p>
      <text:p text:style-name="P56"><text:span text:style-name="Source_20_Text"><text:span text:style-name="T61">If you want to disable this, following is how you do it with java config. <text:s/></text:span></text:span></text:p>
      <text:p text:style-name="P56"><text:soft-page-break/><text:span text:style-name="Source_20_Text"><text:span text:style-name="T68">I</text:span></text:span><text:span text:style-name="Source_20_Text"><text:span text:style-name="T61">n the class which extends WebSecurityConfigurerAdapter, override the configure(HttpSecurity http) method and disable csrf in this. <text:s/></text:span></text:span></text:p>
      <text:p text:style-name="P56"><text:span text:style-name="Source_20_Text"><text:span text:style-name="T86"/></text:span></text:p>
      <text:p text:style-name="P56"><text:span text:style-name="Source_20_Text"><text:span text:style-name="T88">9. </text:span></text:span><text:span text:style-name="Source_20_Text"><text:span text:style-name="T86">CORS</text:span></text:span></text:p>
      <text:p text:style-name="P56"><text:span text:style-name="Source_20_Text"><text:span text:style-name="T61">Cross-Origin Resource Sharing (CORS) is a mechanism that uses additional HTTP headers to tell a browser to let a web application running at one origin (domain) have permission to access selected resources from a server at a different origin. <text:s/></text:span></text:span></text:p>
      <text:p text:style-name="P56"><text:span text:style-name="Source_20_Text"><text:span text:style-name="T61"/></text:span></text:p>
      <text:p text:style-name="P56"><text:span text:style-name="Source_20_Text"><text:span text:style-name="T61">For security reasons, browsers prohibit AJAX calls to resources outside the current origin. For example, you could have your bank account in one tab and evil.com in another. Scripts from evil.com should not be able to make AJAX requests to your bank API with your credentials — for example withdrawing money from your account! <text:s/></text:span></text:span></text:p>
      <text:p text:style-name="P56"><text:span text:style-name="Source_20_Text"><text:span text:style-name="T61"/></text:span></text:p>
      <text:p text:style-name="P56"><text:span text:style-name="Source_20_Text"><text:span text:style-name="T61">Cross-Origin Resource Sharing (CORS) is a W3C specification implemented by most browsers that lets you specify what kind of cross-domain requests are authorized <text:s/></text:span></text:span></text:p>
      <text:p text:style-name="P56"><text:span text:style-name="Source_20_Text"><text:span text:style-name="T61"/></text:span></text:p>
      <text:p text:style-name="P56"><text:span text:style-name="Source_20_Text"><text:span text:style-name="T89">10. </text:span></text:span><text:span text:style-name="Source_20_Text"><text:span text:style-name="T86">EnableGlobalMethodSecurity</text:span></text:span></text:p>
      <text:p text:style-name="P56"><text:span text:style-name="Source_20_Text"><text:span text:style-name="T61">We can enable annotation-based security using the @EnableGlobalMethodSecurity annotation on any @Configuration instance <text:s/></text:span></text:span></text:p>
      <text:p text:style-name="P56"><text:span text:style-name="Source_20_Text"><text:span text:style-name="T61"/></text:span></text:p>
      <text:p text:style-name="P56"><text:span text:style-name="Source_20_Text"><text:span text:style-name="T61">This is a class-level annot. <text:s/></text:span></text:span></text:p>
      <text:p text:style-name="P56"><text:span text:style-name="Source_20_Text"><text:span text:style-name="T61"/></text:span></text:p>
      <text:p text:style-name="P56"><text:span text:style-name="Source_20_Text"><text:span text:style-name="T61">This annot has following optional elements/attributes: <text:s/></text:span></text:span></text:p>
      <text:p text:style-name="P56"><text:span text:style-name="Source_20_Text"><text:span text:style-name="T61"/></text:span></text:p>
      <text:p text:style-name="P56"><text:span text:style-name="Source_20_Text"><text:span text:style-name="T86">@EnableGlobalMethodSecurity(securedEnabled = true) <text:s/></text:span></text:span></text:p>
      <text:p text:style-name="P56"><text:span text:style-name="Source_20_Text"><text:span text:style-name="T61">Determines if Spring Security's Secured annotations should be enabled. Default is false.</text:span></text:span></text:p>
      <text:p text:style-name="P56"><text:span text:style-name="Source_20_Text"><text:span text:style-name="T61">The @Secured annotation is used to specify a list of roles on a method. Hence, a user only can access that method if she has at least one of the specified roles. <text:s/></text:span></text:span></text:p>
      <text:p text:style-name="P56"><text:span text:style-name="Source_20_Text"><text:span text:style-name="T61"/></text:span></text:p>
      <text:p text:style-name="Preformatted_20_Text"><text:span text:style-name="Source_20_Text"><text:s text:c="16"/>@Secured("ROLE_VIEWER") <text:s/></text:span></text:p>
      <text:p text:style-name="Preformatted_20_Text"><text:span text:style-name="Source_20_Text"><text:s text:c="16"/>public String getUsername() { <text:s/></text:span></text:p>
      <text:p text:style-name="Preformatted_20_Text"><text:span text:style-name="Source_20_Text"><text:s text:c="20"/>SecurityContext securityContext = SecurityContextHolder.getContext(); <text:s/></text:span></text:p>
      <text:p text:style-name="Preformatted_20_Text"><text:span text:style-name="Source_20_Text"><text:s text:c="20"/>return securityContext.getAuthentication().getName(); <text:s/></text:span></text:p>
      <text:p text:style-name="Preformatted_20_Text"><text:span text:style-name="Source_20_Text"><text:s text:c="16"/>} <text:s/></text:span></text:p>
      <text:p text:style-name="P56"><text:span text:style-name="Source_20_Text"><text:span text:style-name="T61"/></text:span></text:p>
      <text:p text:style-name="P56"><text:span text:style-name="Source_20_Text"><text:span text:style-name="T61">Here, the @Secured(“ROLE_VIEWER”) annotation defines that only users who have the role ROLE_VIEWER are able to execute the getUsername method. <text:s/></text:span></text:span></text:p>
      <text:p text:style-name="P56"><text:span text:style-name="Source_20_Text"><text:span text:style-name="T61"/></text:span></text:p>
      <text:p text:style-name="P56"><text:span text:style-name="Source_20_Text"><text:span text:style-name="T61">we can also define a list of roles in a @Secured annotation</text:span></text:span></text:p>
      <text:p text:style-name="P56"><text:span text:style-name="Source_20_Text"><text:span text:style-name="T61">The @Secured annotation doesn’t support Spring Expression Language (SpEL).</text:span></text:span></text:p>
      <text:p text:style-name="P56"><text:span text:style-name="Source_20_Text"><text:span text:style-name="T61"/></text:span></text:p>
      <text:p text:style-name="P56"><text:span text:style-name="Source_20_Text"><text:span text:style-name="T86">@EnableGlobalMethodSecurity(jsr250Enabled = true)</text:span></text:span><text:span text:style-name="Source_20_Text"><text:span text:style-name="T61"> <text:s/></text:span></text:span></text:p>
      <text:p text:style-name="P56"><text:span text:style-name="Source_20_Text"><text:span text:style-name="T69">T</text:span></text:span><text:span text:style-name="Source_20_Text"><text:span text:style-name="T61">his will enable support for jsr-250 annotations <text:s/></text:span></text:span></text:p>
      <text:p text:style-name="P56"><text:span text:style-name="Source_20_Text"><text:span text:style-name="T61">The @RoleAllowed annotation is the JSR-250’s equivalent annotation of the @Secured annotation. <text:s/></text:span></text:span></text:p>
      <text:p text:style-name="P56"><text:span text:style-name="Source_20_Text"><text:span text:style-name="T61">Basically, we can use the @RoleAllowed annotation in a similar way as @Secured: <text:s/></text:span></text:span></text:p>
      <text:p text:style-name="P56"><text:span text:style-name="Source_20_Text"><text:span text:style-name="T61"/></text:span></text:p>
      <text:p text:style-name="Preformatted_20_Text"><text:span text:style-name="Source_20_Text"><text:s text:c="16"/>@RolesAllowed("ROLE_VIEWER") <text:s/></text:span></text:p>
      <text:p text:style-name="Preformatted_20_Text"><text:span text:style-name="Source_20_Text"><text:s text:c="16"/>public String getUsername2() { <text:s/></text:span></text:p>
      <text:p text:style-name="Preformatted_20_Text"><text:soft-page-break/><text:span text:style-name="Source_20_Text"><text:s text:c="18"/>//... <text:s text:c="2"/></text:span></text:p>
      <text:p text:style-name="Preformatted_20_Text"><text:span text:style-name="Source_20_Text"><text:s text:c="17"/>} <text:s/></text:span></text:p>
      <text:p text:style-name="Preformatted_20_Text"><text:span text:style-name="Source_20_Text"/></text:p>
      <text:p text:style-name="P56"><text:span text:style-name="Source_20_Text"><text:span text:style-name="T61">Similarly, only the user who has role ROLE_VIEWER can execute getUsername2. <text:s/></text:span></text:span></text:p>
      <text:p text:style-name="P56"><text:span text:style-name="Source_20_Text"><text:span text:style-name="T61"/></text:span></text:p>
      <text:p text:style-name="P56"><text:span text:style-name="Source_20_Text"><text:span text:style-name="T86">@EnableGlobalMethodSecurity(prePostEnabled = true)</text:span></text:span><text:span text:style-name="Source_20_Text"><text:span text:style-name="T61"> <text:s/></text:span></text:span></text:p>
      <text:p text:style-name="P56"><text:span text:style-name="Source_20_Text"><text:span text:style-name="T69">T</text:span></text:span><text:span text:style-name="Source_20_Text"><text:span text:style-name="T61">his enables support for Spring Security's pre post annotations. <text:s/></text:span></text:span></text:p>
      <text:p text:style-name="P56"><text:span text:style-name="Source_20_Text"><text:span text:style-name="T69">T</text:span></text:span><text:span text:style-name="Source_20_Text"><text:span text:style-name="T61">hese annot. can be written in SpEL <text:s/></text:span></text:span></text:p>
      <text:p text:style-name="P56"><text:span text:style-name="Source_20_Text"><text:span text:style-name="T61"/></text:span></text:p>
      <text:p text:style-name="P56"><text:span text:style-name="Source_20_Text"><text:span text:style-name="T86">@PreAuthorize</text:span></text:span><text:span text:style-name="Source_20_Text"><text:span text:style-name="T61"> <text:s/></text:span></text:span></text:p>
      <text:p text:style-name="P56"><text:span text:style-name="Source_20_Text"><text:span text:style-name="T61">checks the given expression before entering the method <text:s/></text:span></text:span></text:p>
      <text:p text:style-name="P56"><text:span text:style-name="Source_20_Text"><text:span text:style-name="T61"/></text:span></text:p>
      <text:p text:style-name="Preformatted_20_Text"><text:span text:style-name="Source_20_Text"><text:s text:c="20"/>@PreAuthorize("hasRole('ROLE_VIEWER')") <text:s/></text:span></text:p>
      <text:p text:style-name="Preformatted_20_Text"><text:span text:style-name="Source_20_Text"><text:s text:c="20"/>public String getUsernameInUpperCase() { <text:s/></text:span></text:p>
      <text:p text:style-name="Preformatted_20_Text"><text:span text:style-name="Source_20_Text"><text:s text:c="20"/>return getUsername().toUpperCase(); <text:s/></text:span></text:p>
      <text:p text:style-name="Preformatted_20_Text"><text:span text:style-name="Source_20_Text"><text:s text:c="20"/>} <text:s/></text:span></text:p>
      <text:p text:style-name="P56"><text:span text:style-name="Source_20_Text"><text:span text:style-name="T61"/></text:span></text:p>
      <text:p text:style-name="P56"><text:span text:style-name="Source_20_Text"><text:span text:style-name="T61">The @PreAuthorize(“hasRole(‘ROLE_VIEWER’)”) has the same meaning as @Secured(“ROLE_VIEWER”) which we used in the previous section <text:s/></text:span></text:span></text:p>
      <text:p text:style-name="P56"><text:span text:style-name="Source_20_Text"><text:span text:style-name="T61"/></text:span></text:p>
      <text:p text:style-name="P56"><text:span text:style-name="Source_20_Text"><text:span text:style-name="T61">Moreover, we can actually use the method argument as part of the expression: <text:s/></text:span></text:span></text:p>
      <text:p text:style-name="P56"><text:span text:style-name="Source_20_Text"><text:span text:style-name="T61"/></text:span></text:p>
      <text:p text:style-name="Preformatted_20_Text"><text:span text:style-name="Source_20_Text"><text:s text:c="20"/>@PreAuthorize("#username == authentication.principal.username") <text:s/></text:span></text:p>
      <text:p text:style-name="Preformatted_20_Text"><text:span text:style-name="Source_20_Text"><text:s text:c="24"/>public String getMyRoles(String username) { <text:s/></text:span></text:p>
      <text:p text:style-name="Preformatted_20_Text"><text:span text:style-name="Source_20_Text"><text:s text:c="28"/>some code here <text:s/></text:span></text:p>
      <text:p text:style-name="Preformatted_20_Text"><text:span text:style-name="Source_20_Text"><text:s text:c="21"/>} <text:s/></text:span></text:p>
      <text:p text:style-name="P56"><text:span text:style-name="Source_20_Text"><text:span text:style-name="T61"/></text:span></text:p>
      <text:p text:style-name="P56"><text:span text:style-name="Source_20_Text"><text:span text:style-name="T61">Here, a user can invoke the getMyRoles method only if the value of the argument username is the same as current principal’s username. <text:s/></text:span></text:span></text:p>
      <text:p text:style-name="P56"><text:span text:style-name="Source_20_Text"><text:span text:style-name="T61"/></text:span></text:p>
      <text:p text:style-name="P56"><text:span text:style-name="Source_20_Text"><text:span text:style-name="T86">@PostAuthorize <text:s/></text:span></text:span></text:p>
      <text:p text:style-name="P56"><text:span text:style-name="Source_20_Text"><text:span text:style-name="T61">checks the given expression after the execution of the method and could alter the result <text:s/></text:span></text:span></text:p>
      <text:p text:style-name="P56"><text:span text:style-name="Source_20_Text"><text:span text:style-name="T61">an example: <text:s/></text:span></text:span></text:p>
      <text:p text:style-name="P64"><text:span text:style-name="Source_20_Text"><text:span text:style-name="T61"><text:s text:c="17"/></text:span></text:span></text:p>
      <text:p text:style-name="Preformatted_20_Text"><text:span text:style-name="Source_20_Text"><text:s text:c="3"/>@PostAuthorize("#username == authentication.principal.username") <text:s/></text:span></text:p>
      <text:p text:style-name="Preformatted_20_Text"><text:span text:style-name="Source_20_Text"><text:s text:c="20"/>public String getMyRoles2(String username) { <text:s/></text:span></text:p>
      <text:p text:style-name="Preformatted_20_Text"><text:span text:style-name="Source_20_Text"><text:s text:c="24"/>some code here <text:s/></text:span></text:p>
      <text:p text:style-name="Preformatted_20_Text"><text:span text:style-name="Source_20_Text"><text:s text:c="20"/>} <text:s/></text:span></text:p>
      <text:p text:style-name="Preformatted_20_Text"><text:span text:style-name="Source_20_Text"><text:s text:c="17"/></text:span></text:p>
      <text:p text:style-name="P64"><text:span text:style-name="Source_20_Text"><text:span text:style-name="T61">here, the authorization would get delayed after the execution of the target method. <text:s text:c="5"/></text:span></text:span></text:p>
      <text:p text:style-name="P56"><text:span text:style-name="Source_20_Text"><text:span text:style-name="T61">Additionally, the @PostAuthorize annotation provides the ability to access the method result: <text:s/></text:span></text:span></text:p>
      <text:p text:style-name="P56"><text:span text:style-name="Source_20_Text"><text:span text:style-name="T61"/></text:span></text:p>
      <text:p text:style-name="Preformatted_20_Text"><text:span text:style-name="Source_20_Text"><text:s text:c="20"/>@PostAuthorize("returnObject.username == authentication.principal.nickName") <text:s/></text:span></text:p>
      <text:p text:style-name="Preformatted_20_Text"><text:span text:style-name="Source_20_Text"><text:s text:c="20"/>public CustomUser loadUserDetail(String username) { <text:s/></text:span></text:p>
      <text:p text:style-name="Preformatted_20_Text"><text:span text:style-name="Source_20_Text"><text:s text:c="24"/>return userRoleRepository.loadUserByUserName(username); <text:s/></text:span></text:p>
      <text:p text:style-name="Preformatted_20_Text"><text:span text:style-name="Source_20_Text"><text:s text:c="24"/>} <text:s/></text:span></text:p>
      <text:p text:style-name="Preformatted_20_Text"><text:span text:style-name="Source_20_Text"/></text:p>
      <text:p text:style-name="P56"><text:span text:style-name="Source_20_Text"><text:span text:style-name="T61">In this example, the loadUserDetail method would only execute successfully if the username of the returned CustomUser is equal to the current authentication principal’s nickname. <text:s/></text:span></text:span></text:p>
      <text:p text:style-name="P56"><text:span text:style-name="Source_20_Text"><text:span text:style-name="T61"/></text:span></text:p>
      <text:p text:style-name="P56"><text:span text:style-name="Source_20_Text"><text:span text:style-name="T61"/></text:span></text:p>
      <text:p text:style-name="P56"><text:soft-page-break/><text:span text:style-name="Source_20_Text"><text:span text:style-name="T86">@PreFilter</text:span></text:span><text:span text:style-name="Source_20_Text"><text:span text:style-name="T61"> <text:s/></text:span></text:span></text:p>
      <text:p text:style-name="P56"><text:span text:style-name="Source_20_Text"><text:span text:style-name="T61">Spring Security provides the @PreFilter annotation to filter a collection argument before executing the method <text:s/></text:span></text:span></text:p>
      <text:p text:style-name="P56"><text:span text:style-name="Source_20_Text"><text:span text:style-name="T61"/></text:span></text:p>
      <text:p text:style-name="Preformatted_20_Text"><text:span text:style-name="Source_20_Text"><text:s text:c="20"/>@PreFilter("filterObject != authentication.principal.username") <text:s/></text:span></text:p>
      <text:p text:style-name="Preformatted_20_Text"><text:span text:style-name="Source_20_Text"><text:s text:c="24"/>public String joinUsernames(List&lt;String&gt; usernames) { <text:s/></text:span></text:p>
      <text:p text:style-name="Preformatted_20_Text"><text:span text:style-name="Source_20_Text"><text:s text:c="28"/>return usernames.stream().collect(Collectors.joining(";")); <text:s/></text:span></text:p>
      <text:p text:style-name="Preformatted_20_Text"><text:span text:style-name="Source_20_Text"><text:s text:c="24"/>} <text:s/></text:span></text:p>
      <text:p text:style-name="P56"><text:span text:style-name="Source_20_Text"><text:span text:style-name="T61"/></text:span></text:p>
      <text:p text:style-name="P56"><text:span text:style-name="Source_20_Text"><text:span text:style-name="T61">In this example, we’re joining all usernames except for the one who is authenticated. <text:s/></text:span></text:span></text:p>
      <text:p text:style-name="P56"><text:span text:style-name="Source_20_Text"><text:span text:style-name="T61">Here, our expression uses the name filterObject to represent the current object in the collection. However, if the method has more than one argument which is a collection type, we need to use the filterTarget property to specify which argument we want to filter <text:s/></text:span></text:span></text:p>
      <text:p text:style-name="P56"><text:span text:style-name="Source_20_Text"><text:span text:style-name="T61"/></text:span></text:p>
      <text:p text:style-name="P56"><text:span text:style-name="Source_20_Text"><text:span text:style-name="T86">@PostFilter</text:span></text:span><text:span text:style-name="Source_20_Text"><text:span text:style-name="T61"> <text:s/></text:span></text:span></text:p>
      <text:p text:style-name="P56"><text:span text:style-name="Source_20_Text"><text:span text:style-name="T70">W</text:span></text:span><text:span text:style-name="Source_20_Text"><text:span text:style-name="T61">e can filter the returned collection of a method by using this annot. <text:s/></text:span></text:span></text:p>
      <text:p text:style-name="P56"><text:span text:style-name="Source_20_Text"><text:span text:style-name="T61"/></text:span></text:p>
      <text:p text:style-name="Preformatted_20_Text"><text:span text:style-name="Source_20_Text"><text:s text:c="20"/>@PostFilter("filterObject != authentication.principal.username") <text:s/></text:span></text:p>
      <text:p text:style-name="Preformatted_20_Text"><text:span text:style-name="Source_20_Text"><text:s text:c="24"/>public List&lt;String&gt; getAllUsernamesExceptCurrent() { <text:s/></text:span></text:p>
      <text:p text:style-name="Preformatted_20_Text"><text:span text:style-name="Source_20_Text"><text:s text:c="28"/>return userRoleRepository.getAllUsernames(); <text:s/></text:span></text:p>
      <text:p text:style-name="Preformatted_20_Text"><text:span text:style-name="Source_20_Text"><text:s text:c="24"/>} <text:s/></text:span></text:p>
      <text:p text:style-name="P56"><text:span text:style-name="Source_20_Text"><text:span text:style-name="T61"/></text:span></text:p>
      <text:p text:style-name="P56"><text:span text:style-name="Source_20_Text"><text:span text:style-name="T61">In this case, the name filterObject refers to the current object in the returned collection. <text:s/></text:span></text:span></text:p>
      <text:p text:style-name="P56"><text:span text:style-name="Source_20_Text"><text:span text:style-name="T61">With that configuration, Spring Security will iterate through the returned list and remove any value which matches with the principal’s username. <text:s/></text:span></text:span></text:p>
      <text:p text:style-name="P56"><text:span text:style-name="Source_20_Text"><text:span text:style-name="T61"/></text:span></text:p>
      <text:p text:style-name="P56"><text:span text:style-name="Source_20_Text"><text:span text:style-name="T86">Method Security Meta-Annotation</text:span></text:span><text:span text:style-name="Source_20_Text"><text:span text:style-name="T61"> <text:s/></text:span></text:span></text:p>
      <text:p text:style-name="P56"><text:span text:style-name="Source_20_Text"><text:span text:style-name="T61">We typically find ourselves in a situation where we protect different methods using the same security configuration. In this case, we can define a security meta-annotation: <text:s/></text:span></text:span></text:p>
      <text:p text:style-name="P56"><text:span text:style-name="Source_20_Text"><text:span text:style-name="T61"/></text:span></text:p>
      <text:p text:style-name="Preformatted_20_Text"><text:span text:style-name="Source_20_Text"><text:s text:c="12"/>@Target(ElementType.METHOD) <text:s/></text:span></text:p>
      <text:p text:style-name="Preformatted_20_Text"><text:span text:style-name="Source_20_Text"><text:s text:c="12"/>@Retention(RetentionPolicy.RUNTIME) <text:s/></text:span></text:p>
      <text:p text:style-name="Preformatted_20_Text"><text:span text:style-name="Source_20_Text"><text:s text:c="12"/>@PreAuthorize("hasRole('VIEWER')") <text:s/></text:span></text:p>
      <text:p text:style-name="Preformatted_20_Text"><text:span text:style-name="Source_20_Text"><text:s text:c="12"/>public @interface IsViewer { <text:s/></text:span></text:p>
      <text:p text:style-name="Preformatted_20_Text"><text:span text:style-name="Source_20_Text"><text:s text:c="12"/>} <text:s text:c="5"/></text:span></text:p>
      <text:p text:style-name="P56"><text:span text:style-name="Source_20_Text"><text:span text:style-name="T61"/></text:span></text:p>
      <text:p text:style-name="P56"><text:span text:style-name="Source_20_Text"><text:span text:style-name="T61">Next, we can directly use the @IsViewer annotation to secure our method: </text:span></text:span></text:p>
      <text:p text:style-name="P56"><text:span text:style-name="Source_20_Text"><text:span text:style-name="T61"/></text:span></text:p>
      <text:p text:style-name="Preformatted_20_Text"><text:span text:style-name="Source_20_Text"><text:s text:c="12"/>@IsViewer <text:s/></text:span></text:p>
      <text:p text:style-name="Preformatted_20_Text"><text:span text:style-name="Source_20_Text"><text:s text:c="12"/>public String getUsername4() { <text:s/></text:span></text:p>
      <text:p text:style-name="Preformatted_20_Text"><text:span text:style-name="Source_20_Text"><text:s text:c="16"/>some code here <text:s/></text:span></text:p>
      <text:p text:style-name="Preformatted_20_Text"><text:span text:style-name="Source_20_Text"><text:s text:c="12"/>} <text:s/></text:span></text:p>
      <text:p text:style-name="P56"><text:span text:style-name="Source_20_Text"><text:span text:style-name="T61"/></text:span></text:p>
      <text:p text:style-name="P56"><text:span text:style-name="Source_20_Text"><text:span text:style-name="T61">Security meta-annotations are a great idea because they add more semantics and decouple our business logic from the security framework. <text:s/></text:span></text:span></text:p>
      <text:p text:style-name="P56"><text:span text:style-name="Source_20_Text"><text:span text:style-name="T61"/></text:span></text:p>
      <text:p text:style-name="P56"><text:span text:style-name="Source_20_Text"><text:span text:style-name="T86">Security Annotation at the Class Level</text:span></text:span><text:span text:style-name="Source_20_Text"><text:span text:style-name="T61"> <text:s/></text:span></text:span></text:p>
      <text:p text:style-name="P56"><text:span text:style-name="Source_20_Text"><text:span text:style-name="T61">If we find ourselves using the same security annotation for every method within one class, we can consider putting that annotation at class level: <text:s/></text:span></text:span></text:p>
      <text:p text:style-name="Preformatted_20_Text"><text:span text:style-name="Source_20_Text"><text:s text:c="12"/>@Service <text:s/></text:span></text:p>
      <text:p text:style-name="Preformatted_20_Text"><text:soft-page-break/><text:span text:style-name="Source_20_Text"><text:s text:c="12"/>@PreAuthorize("hasRole('ROLE_ADMIN')") <text:s/></text:span></text:p>
      <text:p text:style-name="Preformatted_20_Text"><text:span text:style-name="Source_20_Text"><text:s text:c="12"/>public class SystemService { <text:s/></text:span></text:p>
      <text:p text:style-name="Preformatted_20_Text"><text:span text:style-name="Source_20_Text"><text:s text:c="16"/>public String getSystemYear(){ <text:s/></text:span></text:p>
      <text:p text:style-name="Preformatted_20_Text"><text:span text:style-name="Source_20_Text"><text:s text:c="20"/>some code here <text:s/></text:span></text:p>
      <text:p text:style-name="Preformatted_20_Text"><text:span text:style-name="Source_20_Text"><text:s text:c="16"/>} <text:s/></text:span></text:p>
      <text:p text:style-name="Preformatted_20_Text"><text:span text:style-name="Source_20_Text"><text:s text:c="12"/>public String getSystemDate(){ <text:s/></text:span></text:p>
      <text:p text:style-name="Preformatted_20_Text"><text:span text:style-name="Source_20_Text"><text:s text:c="16"/>some code here <text:s/></text:span></text:p>
      <text:p text:style-name="Preformatted_20_Text"><text:span text:style-name="Source_20_Text"><text:s text:c="12"/>} <text:s/></text:span></text:p>
      <text:p text:style-name="Preformatted_20_Text"><text:span text:style-name="Source_20_Text"><text:s text:c="12"/>} <text:s/></text:span></text:p>
      <text:p text:style-name="Preformatted_20_Text"><text:span text:style-name="Source_20_Text"/></text:p>
      <text:p text:style-name="P56"><text:span text:style-name="Source_20_Text"><text:span text:style-name="T61">In above example, the security rule hasRole(‘ROLE_ADMIN’) will be applied to both getSystemYear and getSystemDate methods. <text:s/></text:span></text:span></text:p>
      <text:p text:style-name="P56"><text:span text:style-name="Source_20_Text"><text:span text:style-name="T61"/></text:span></text:p>
      <text:p text:style-name="P56"><text:span text:style-name="Source_20_Text"><text:span text:style-name="T86">Multiple Security Annotations on a Method</text:span></text:span><text:span text:style-name="Source_20_Text"><text:span text:style-name="T61"> <text:s/></text:span></text:span></text:p>
      <text:p text:style-name="P56"><text:span text:style-name="Source_20_Text"><text:span text:style-name="T61">We can also use multiple security annotations on one method: <text:s/></text:span></text:span></text:p>
      <text:p text:style-name="P56"><text:span text:style-name="Source_20_Text"><text:span text:style-name="T61"/></text:span></text:p>
      <text:p text:style-name="Preformatted_20_Text"><text:span text:style-name="Source_20_Text"><text:s text:c="12"/>@PreAuthorize("#username == authentication.principal.username") <text:s/></text:span></text:p>
      <text:p text:style-name="Preformatted_20_Text"><text:span text:style-name="Source_20_Text"><text:s text:c="12"/>@PostAuthorize("returnObject.username == authentication.principal.nickName") <text:s/></text:span></text:p>
      <text:p text:style-name="Preformatted_20_Text"><text:span text:style-name="Source_20_Text"><text:s text:c="12"/>public CustomUser securedLoadUserDetail(String username) { <text:s/></text:span></text:p>
      <text:p text:style-name="Preformatted_20_Text"><text:span text:style-name="Source_20_Text"><text:s text:c="16"/>return userRoleRepository.loadUserByUserName(username); <text:s/></text:span></text:p>
      <text:p text:style-name="Preformatted_20_Text"><text:span text:style-name="Source_20_Text"><text:s text:c="12"/>} <text:s/></text:span></text:p>
      <text:p text:style-name="P56"><text:span text:style-name="Source_20_Text"><text:span text:style-name="T61"/></text:span></text:p>
      <text:p text:style-name="P56"><text:span text:style-name="Source_20_Text"><text:span text:style-name="T61">Hence, Spring will verify authorization both before and after the execution of the securedLoadUserDetail method. <text:s/></text:span></text:span></text:p>
      <text:p text:style-name="P56"><text:span text:style-name="Source_20_Text"><text:span text:style-name="T61"/></text:span></text:p>
      <text:p text:style-name="P56"><text:span text:style-name="Source_20_Text"><text:span text:style-name="T61">If you want to use more complicated security opertaions that are possible with @EnableGloablMethodSecurity then you can extend GlobalMethodSecurityConfiguration. You still have to have @EnableGloablMethodSecurity(prePostEnabled = true) on this subclass. <text:s/></text:span></text:span></text:p>
      <text:p text:style-name="P56"><text:span text:style-name="Source_20_Text"><text:span text:style-name="T61"/></text:span></text:p>
      <text:p text:style-name="P56"><text:span text:style-name="Source_20_Text"><text:span text:style-name="T61">The method security in spring is based on aop. <text:s/></text:span></text:span></text:p>
      <text:p text:style-name="P56"><text:span text:style-name="Source_20_Text"><text:span text:style-name="T61"/></text:span></text:p>
      <text:p text:style-name="P56"><text:span text:style-name="Source_20_Text"><text:span text:style-name="T89">11. </text:span></text:span><text:span text:style-name="Source_20_Text"><text:span text:style-name="T86">Why not just use web.xml security?</text:span></text:span></text:p>
      <text:p text:style-name="P56"><text:span text:style-name="Source_20_Text"><text:span text:style-name="T61"><text:s text:c="5"/>Let’s assume you’re developing an enterprise application based on Spring. There are four security concerns you typically need to address: <text:s/></text:span></text:span></text:p>
      <text:p text:style-name="P56"><text:span text:style-name="Source_20_Text"><text:span text:style-name="T61"/></text:span></text:p>
      <text:p text:style-name="P56"><text:span text:style-name="Source_20_Text"><text:span text:style-name="T92">A</text:span></text:span><text:span text:style-name="Source_20_Text"><text:span text:style-name="T86">uthentication:</text:span></text:span><text:span text:style-name="Source_20_Text"><text:span text:style-name="T61"> <text:s/></text:span></text:span></text:p>
      <text:p text:style-name="P56"><text:span text:style-name="Source_20_Text"><text:span text:style-name="T61">The servlet specification provides an approach to authentication. However, you will need to configure the container to perform authentication which typically requires editing of container-specific "realm" settings. This makes a non-portable configuration, and if you need to write an actual Java class to implement the container’s authentication interface, it becomes even more non-portable. <text:s/></text:span></text:span></text:p>
      <text:p text:style-name="P56"><text:span text:style-name="Source_20_Text"><text:span text:style-name="T61"/></text:span></text:p>
      <text:p text:style-name="P56"><text:span text:style-name="Source_20_Text"><text:span text:style-name="T61">With Spring Security you achieve complete portability <text:s/></text:span></text:span></text:p>
      <text:p text:style-name="P56"><text:span text:style-name="Source_20_Text"><text:span text:style-name="T61"/></text:span></text:p>
      <text:p text:style-name="P56"><text:span text:style-name="Source_20_Text"><text:span text:style-name="T61">Also, Spring Security offers a choice of production-proven authentication providers and mechanisms, meaning you can switch your authentication approaches at deployment time. This is particularly valuable for software vendors writing products that need to work in an unknown target environment. <text:s text:c="2"/></text:span></text:span></text:p>
      <text:p text:style-name="P56"><text:span text:style-name="Source_20_Text"><text:span text:style-name="T61"/></text:span></text:p>
      <text:p text:style-name="P56"><text:span text:style-name="Source_20_Text"><text:span text:style-name="T86">web request security: <text:s/></text:span></text:span></text:p>
      <text:p text:style-name="P56"><text:span text:style-name="Source_20_Text"><text:span text:style-name="T61">The servlet specification provides an approach to secure your request URIs. However, these URIs can only be expressed in the servlet specification’s own limited URI path format. <text:s/></text:span></text:span></text:p>
      <text:p text:style-name="P56"><text:soft-page-break/><text:span text:style-name="Source_20_Text"><text:span text:style-name="T61">Spring Security provides a far more comprehensive approach. For instance, you can use Ant paths or regular expressions, you can consider parts of the URI other than simply the requested page (e.g. you can consider HTTP GET parameters) and you can implement your own runtime source of configuration data. <text:s/></text:span></text:span></text:p>
      <text:p text:style-name="P56"><text:span text:style-name="Source_20_Text"><text:span text:style-name="T61"/></text:span></text:p>
      <text:p text:style-name="P56"><text:span text:style-name="Source_20_Text"><text:span text:style-name="T86">service layer security (i.e. your methods that implement business logic) <text:s/></text:span></text:span><text:span text:style-name="Source_20_Text"><text:span text:style-name="T61">:</text:span></text:span></text:p>
      <text:p text:style-name="P56"><text:span text:style-name="Source_20_Text"><text:span text:style-name="T61">The absence of support in the servlet specification for services layer security or domain object instance security represent serious limitations for multi-tiered applications. <text:s/></text:span></text:span></text:p>
      <text:p text:style-name="P56"><text:span text:style-name="Source_20_Text"><text:span text:style-name="T61"/></text:span></text:p>
      <text:p text:style-name="P56"><text:span text:style-name="Source_20_Text"><text:span text:style-name="T61">Typically developers either ignore these requirements, or implement security logic within their MVC controller code (or even worse, inside the views). <text:s/></text:span></text:span></text:p>
      <text:p text:style-name="P56"><text:span text:style-name="Source_20_Text"><text:span text:style-name="T61"/></text:span></text:p>
      <text:p text:style-name="P56"><text:span text:style-name="Source_20_Text"><text:span text:style-name="T86">There are serious disadvantages with this approach:</text:span></text:span><text:span text:style-name="Source_20_Text"><text:span text:style-name="T61"> <text:s/></text:span></text:span></text:p>
      <text:p text:style-name="P56"><text:span text:style-name="Source_20_Text"><text:span text:style-name="T61">Separation of concerns: <text:s/></text:span></text:span></text:p>
      <text:p text:style-name="P56"><text:span text:style-name="Source_20_Text"><text:span text:style-name="T61">Authorization is a crosscutting concern and should be implemented as such. <text:s/></text:span></text:span></text:p>
      <text:p text:style-name="P56"><text:span text:style-name="Source_20_Text"><text:span text:style-name="T61">MVC controllers or views implementing authorization code makes it more difficult to test both the controller and authorization logic, more difficult to debug, and will often lead to code duplication. <text:s text:c="2"/></text:span></text:span></text:p>
      <text:p text:style-name="P56"><text:span text:style-name="Source_20_Text"><text:span text:style-name="T61"/></text:span></text:p>
      <text:p text:style-name="P56"><text:span text:style-name="Source_20_Text"><text:span text:style-name="T61">Layering issues: <text:s text:c="2"/></text:span></text:span></text:p>
      <text:p text:style-name="P56"><text:span text:style-name="Source_20_Text"><text:span text:style-name="T61">An MVC controller or view is simply the incorrect architectural layer to implement authorization decisions concerning services layer methods or domain object instances. <text:s/></text:span></text:span></text:p>
      <text:p text:style-name="P56"><text:span text:style-name="Source_20_Text"><text:span text:style-name="T61">Whilst the Principal may be passed to the services layer to enable it to make the authorization decision, doing so would introduce an additional argument on every services layer method. <text:s/></text:span></text:span></text:p>
      <text:p text:style-name="P56"><text:span text:style-name="Source_20_Text"><text:span text:style-name="T61">A more elegant approach is to use a ThreadLocal to hold the Principal, although this would likely increase development time to a point where it would become more economical (on a cost-benefit basis) to simply use a dedicated security framework. <text:s text:c="2"/></text:span></text:span></text:p>
      <text:p text:style-name="P56"><text:span text:style-name="Source_20_Text"><text:span text:style-name="T61"/></text:span></text:p>
      <text:p text:style-name="P56"><text:span text:style-name="Source_20_Text"><text:span text:style-name="T61">Authorisation code quality: <text:s/></text:span></text:span></text:p>
      <text:p text:style-name="P56"><text:span text:style-name="Source_20_Text"><text:span text:style-name="T61">Writing your own authorization code from scratch does not provide the "design check" a framework would offer, and in-house authorization code will typically lack the improvements that emerge from widespread deployment, peer review and new versions.</text:span></text:span></text:p>
      <text:p text:style-name="P56"><text:span text:style-name="Source_20_Text"><text:span text:style-name="T61">For simple applications, servlet specification security may just be enough. Although when considered within the context of web container portability, configuration requirements, limited web request security flexibility, and non-existent services layer and domain object instance security, it becomes clear why developers often look to alternative solutions.</text:span></text:span></text:p>
      <text:p text:style-name="P56"><text:span text:style-name="Source_20_Text"><text:span text:style-name="T61"/></text:span></text:p>
      <text:p text:style-name="P56"><text:span text:style-name="Source_20_Text"><text:span text:style-name="T89">12. </text:span></text:span><text:span text:style-name="Source_20_Text"><text:span text:style-name="T86">I’m using Spring Security’s concurrent session control to prevent users from logging in more than once at a time. <text:s/></text:span></text:span></text:p>
      <text:p text:style-name="P56"><text:span text:style-name="Source_20_Text"><text:span text:style-name="T61">When I open another browser window after logging in, it doesn’t stop me from logging in again. Why can I log in more than once? <text:s/></text:span></text:span></text:p>
      <text:p text:style-name="P56"><text:span text:style-name="Source_20_Text"><text:span text:style-name="T61"/></text:span></text:p>
      <text:p text:style-name="P56"><text:span text:style-name="Source_20_Text"><text:span text:style-name="T61">The server doesn’t know anything about tabs, windows or browser instances. All it sees are HTTP requests and it ties those to a </text:span></text:span><text:soft-page-break/><text:span text:style-name="Source_20_Text"><text:span text:style-name="T61">particular session according to the value of the JSESSIONID cookie that they contain. <text:s/></text:span></text:span></text:p>
      <text:p text:style-name="P56"><text:span text:style-name="Source_20_Text"><text:span text:style-name="T61"/></text:span></text:p>
      <text:p text:style-name="P56"><text:span text:style-name="Source_20_Text"><text:span text:style-name="T61">When a user authenticates during a session, Spring Security’s concurrent session control checks the number ofother authenticated sessions that they have. <text:s/></text:span></text:span></text:p>
      <text:p text:style-name="P56"><text:span text:style-name="Source_20_Text"><text:span text:style-name="T61"/></text:span></text:p>
      <text:p text:style-name="P56"><text:span text:style-name="Source_20_Text"><text:span text:style-name="T61">If they are already authenticated with the same session, then re-authenticating will have no effect. <text:s/></text:span></text:span></text:p>
      <text:p text:style-name="P56"><text:span text:style-name="Source_20_Text"><text:span text:style-name="T61"/></text:span></text:p>
      <text:p text:style-name="P56"><text:span text:style-name="Source_20_Text"><text:span text:style-name="T86">1</text:span></text:span><text:span text:style-name="Source_20_Text"><text:span text:style-name="T89">3</text:span></text:span><text:span text:style-name="Source_20_Text"><text:span text:style-name="T86">. Why does the session Id change when I authenticate through Spring Security?</text:span></text:span></text:p>
      <text:p text:style-name="P56"><text:span text:style-name="Source_20_Text"><text:span text:style-name="T61">With the default configuration, Spring Security changes the session ID when the user authenticates. <text:s/></text:span></text:span></text:p>
      <text:p text:style-name="P56"><text:span text:style-name="Source_20_Text"><text:span text:style-name="T61"/></text:span></text:p>
      <text:p text:style-name="P56"><text:span text:style-name="Source_20_Text"><text:span text:style-name="T61">If you’re using a Servlet 3.1 or newer container, the session ID is simply changed. <text:s/></text:span></text:span></text:p>
      <text:p text:style-name="P56"><text:span text:style-name="Source_20_Text"><text:span text:style-name="T61"/></text:span></text:p>
      <text:p text:style-name="P56"><text:span text:style-name="Source_20_Text"><text:span text:style-name="T61">If you’re using an older container, Spring Security invalidates the existing session, creates a new session, and transfers the session data to the new session. Changing the session identifier in this manner prevents"session-fixation" attacks. <text:s/></text:span></text:span></text:p>
      <text:p text:style-name="P56"><text:span text:style-name="Source_20_Text"><text:span text:style-name="T61"/></text:span></text:p>
      <text:p text:style-name="P56"><text:span text:style-name="Source_20_Text"><text:span text:style-name="T89">14</text:span></text:span><text:span text:style-name="Source_20_Text"><text:span text:style-name="T86">. I’m using Tomcat (or some other servlet container) and have enabled HTTPS for my login page, switching back to HTTP afterwards. It doesn’t work - I just end up back at the login page after authenticating.</text:span></text:span></text:p>
      <text:p text:style-name="P56"><text:span text:style-name="Source_20_Text"><text:span text:style-name="T61">This happens because sessions created under HTTPS, for which the session cookie is marked as "secure", cannot subsequently be used under HTTP. <text:s/></text:span></text:span></text:p>
      <text:p text:style-name="P56"><text:span text:style-name="Source_20_Text"><text:span text:style-name="T61"/></text:span></text:p>
      <text:p text:style-name="P56"><text:span text:style-name="Source_20_Text"><text:span text:style-name="T61">The browser will not send the cookie back to the server and any session state will be lost (including the security context information). <text:s/></text:span></text:span></text:p>
      <text:p text:style-name="P56"><text:span text:style-name="Source_20_Text"><text:span text:style-name="T61"/></text:span></text:p>
      <text:p text:style-name="P56"><text:span text:style-name="Source_20_Text"><text:span text:style-name="T61">switching between HTTP and HTTPS is not a good idea in general, as any application which uses HTTP at all is vulnerable to man-in-the-middle attacks. <text:s/></text:span></text:span></text:p>
      <text:p text:style-name="P56"><text:span text:style-name="Source_20_Text"><text:span text:style-name="T61"/></text:span></text:p>
      <text:p text:style-name="P56"><text:span text:style-name="Source_20_Text"><text:span text:style-name="T61">To be truly secure, the user should begin accessing your site in HTTPS and continue using it until they log out. <text:s/></text:span></text:span></text:p>
      <text:p text:style-name="P56"><text:span text:style-name="Source_20_Text"><text:span text:style-name="T61"/></text:span></text:p>
      <text:p text:style-name="P56"><text:span text:style-name="Source_20_Text"><text:span text:style-name="T61">Even clicking on an HTTPS link from a page accessed over HTTP is potentially risky. <text:s text:c="2"/></text:span></text:span></text:p>
      <text:p text:style-name="P56"><text:span text:style-name="Source_20_Text"><text:span text:style-name="T61"/></text:span></text:p>
      <text:p text:style-name="P56"><text:span text:style-name="Source_20_Text"><text:span text:style-name="T89">15</text:span></text:span><text:span text:style-name="Source_20_Text"><text:span text:style-name="T86">. How do I know which dependencies to add to my application to work with Spring Security?</text:span></text:span></text:p>
      <text:p text:style-name="P56"><text:span text:style-name="Source_20_Text"><text:span text:style-name="T61">All applications will need the spring-security-core jar. <text:s/></text:span></text:span></text:p>
      <text:p text:style-name="P56"><text:span text:style-name="Source_20_Text"><text:span text:style-name="T61"/></text:span></text:p>
      <text:p text:style-name="P56"><text:span text:style-name="Source_20_Text"><text:span text:style-name="T61">If you’re developing a web application, you need the spring-security-web jar. <text:s/></text:span></text:span></text:p>
      <text:p text:style-name="P56"><text:span text:style-name="Source_20_Text"><text:span text:style-name="T61"/></text:span></text:p>
      <text:p text:style-name="P56"><text:span text:style-name="Source_20_Text"><text:span text:style-name="T61">If you’re using security namespace configuration you need the spring-security-config jar <text:s/></text:span></text:span></text:p>
      <text:p text:style-name="P56"><text:span text:style-name="Source_20_Text"><text:span text:style-name="T61"/></text:span></text:p>
      <text:p text:style-name="P56"><text:span text:style-name="Source_20_Text"><text:span text:style-name="T61">If you are building your project with maven, then adding the appropriate Spring Security modules as dependencies to your pom.xml will automatically pull in the core jars that the framework requires. <text:s/></text:span></text:span></text:p>
      <text:p text:style-name="P56"><text:soft-page-break/><text:span text:style-name="Source_20_Text"><text:span text:style-name="T61">any which are marked as "optional" in the Spring Security POM files will have to be added to your own pom.xml file if you need them. <text:s/></text:span></text:span></text:p>
      <text:p text:style-name="P56"><text:span text:style-name="Source_20_Text"><text:span text:style-name="T61"/></text:span></text:p>
      <text:p text:style-name="P56"><text:span text:style-name="Source_20_Text"><text:span text:style-name="T89">16</text:span></text:span><text:span text:style-name="Source_20_Text"><text:span text:style-name="T86">. What is a UserDetailsService and do I need one?</text:span></text:span></text:p>
      <text:p text:style-name="P56"><text:span text:style-name="Source_20_Text"><text:span text:style-name="T61">UserDetailsService is a DAO interface for loading data that is specific to a user account. <text:s/></text:span></text:span></text:p>
      <text:p text:style-name="P56"><text:span text:style-name="Source_20_Text"><text:span text:style-name="T61">It has no other function other to load that data for use by other components within the framework. <text:s/></text:span></text:span></text:p>
      <text:p text:style-name="P56"><text:span text:style-name="Source_20_Text"><text:span text:style-name="T61">It is not responsible for authenticating the user. <text:s/></text:span></text:span></text:p>
      <text:p text:style-name="P56"><text:span text:style-name="Source_20_Text"><text:span text:style-name="T61">Authenticating a user with a username/password combination is most commonly performed by the DaoAuthenticationProvider, which is injected with a UserDetailsService to allow it to load the password (and other data) for a user in order to compare it with the submitted value. <text:s/></text:span></text:span></text:p>
      <text:p text:style-name="P56"><text:span text:style-name="Source_20_Text"><text:span text:style-name="T61">If you want to customize the authentication process then you should implement AuthenticationProvider yourself. <text:s/></text:span></text:span></text:p>
      <text:p text:style-name="P56"><text:span text:style-name="Source_20_Text"><text:span text:style-name="T61"/></text:span></text:p>
      <text:p text:style-name="P56"><text:span text:style-name="Source_20_Text"><text:span text:style-name="T89">17</text:span></text:span><text:span text:style-name="Source_20_Text"><text:span text:style-name="T86">. I need to login in with more information than just the username.</text:span></text:span></text:p>
      <text:p text:style-name="P56"><text:span text:style-name="Source_20_Text"><text:span text:style-name="T61">The submitted login information is processed by an instance of UsernamePasswordAuthenticationFilter. You will need to customize this class to handle the extra data field(s). <text:s/></text:span></text:span></text:p>
      <text:p text:style-name="P56"><text:span text:style-name="Source_20_Text"><text:span text:style-name="T61">One option is to use your own customized authentication token class (rather than the standard UsernamePasswordAuthenticationToken) <text:s/></text:span></text:span></text:p>
      <text:p text:style-name="P56"><text:span text:style-name="Source_20_Text"><text:span text:style-name="T61">If you are using a custom authentication token class, for example, you will have to write an AuthenticationProvider to handle it (or extend the standard DaoAuthenticationProvider). <text:s text:c="2"/></text:span></text:span></text:p>
      <text:p text:style-name="P56"><text:span text:style-name="Source_20_Text"><text:span text:style-name="T61">another is simply to concatenate the extra fields with the username (for example, using a ":" as the separator) and pass them in the username property of UsernamePasswordAuthenticationToken. <text:s/></text:span></text:span></text:p>
      <text:p text:style-name="P56"><text:span text:style-name="Source_20_Text"><text:span text:style-name="T61">If you have concatenated the fields, you can implement your own UserDetailsService which splits them up and loads the appropriate user data for authentication. <text:s/></text:span></text:span></text:p>
      <text:p text:style-name="P56"><text:span text:style-name="Source_20_Text"><text:span text:style-name="T61"/></text:span></text:p>
      <text:p text:style-name="P56"><text:span text:style-name="Source_20_Text"><text:span text:style-name="T89">18</text:span></text:span><text:span text:style-name="Source_20_Text"><text:span text:style-name="T86">. How do I apply different intercept-url constraints where only the fragment value of the requested URLs differs (e.g./foo#bar and /foo#blah?</text:span></text:span></text:p>
      <text:p text:style-name="P56"><text:span text:style-name="Source_20_Text"><text:span text:style-name="T61">You can’t do this, since the fragment is not transmitted from the browser to the server. The URLs above are identical from the server’s perspective. <text:s/></text:span></text:span></text:p>
      <text:p text:style-name="P56"><text:span text:style-name="Source_20_Text"><text:span text:style-name="T61"/></text:span></text:p>
      <text:p text:style-name="P56"><text:span text:style-name="Source_20_Text"><text:span text:style-name="T90">19</text:span></text:span><text:span text:style-name="Source_20_Text"><text:span text:style-name="T86">. How do I access the user’s password in a UserDetailsService?</text:span></text:span></text:p>
      <text:p text:style-name="P56"><text:span text:style-name="Source_20_Text"><text:span text:style-name="T61">You can’t (and shouldn’t). You are probably misunderstanding its purpose. <text:s/></text:span></text:span></text:p>
      <text:p text:style-name="P56"><text:span text:style-name="Source_20_Text"><text:span text:style-name="T61"/></text:span></text:p>
      <text:p text:style-name="P56"><text:span text:style-name="Source_20_Text"><text:span text:style-name="T90">20</text:span></text:span><text:span text:style-name="Source_20_Text"><text:span text:style-name="T86">. How to Switch Off OAuth2 Boot’s Auto Configuration</text:span></text:span></text:p>
      <text:p text:style-name="P56"><text:span text:style-name="Source_20_Text"><text:span text:style-name="T61">Basically, the OAuth2 Boot project creates an instance of AuthorizationServerConfigurer with some reasonable defaults: <text:s/></text:span></text:span></text:p>
      <text:p text:style-name="P56"><text:span text:style-name="Source_20_Text"><text:span text:style-name="T61">It registers a NoOpPasswordEncoder (overriding the Spring Security default) <text:s text:c="2"/></text:span></text:span></text:p>
      <text:p text:style-name="P56"><text:span text:style-name="Source_20_Text"><text:span text:style-name="T61">It lets the client you provided use any grant type this server supports: authorization_code, password, client_credentials, implicit, or refresh_token <text:s/></text:span></text:span></text:p>
      <text:p text:style-name="P56"><text:span text:style-name="Source_20_Text"><text:span text:style-name="T71"/></text:span></text:p>
      <text:p text:style-name="P56"><text:span text:style-name="Source_20_Text"><text:span text:style-name="T71">I</text:span></text:span><text:span text:style-name="Source_20_Text"><text:span text:style-name="T61">f you need to configure more than one client, change their allowed grant types, or use something better than the no-op password encoder (highly recommended!), then you want to expose your own AuthorizationServerConfigurer, as the following example shows: <text:s/></text:span></text:span></text:p>
      <text:p text:style-name="Preformatted_20_Text"><text:span text:style-name="Source_20_Text"><text:s text:c="8"/>@Configuration <text:s/></text:span></text:p>
      <text:p text:style-name="Preformatted_20_Text"><text:soft-page-break/><text:span text:style-name="Source_20_Text"><text:s text:c="8"/>public class AuthorizationServerConfig extends AuthorizationServerConfigurerAdapter { <text:s/></text:span></text:p>
      <text:p text:style-name="Preformatted_20_Text"><text:span text:style-name="Source_20_Text"><text:s text:c="3"/></text:span></text:p>
      <text:p text:style-name="Preformatted_20_Text"><text:span text:style-name="Source_20_Text"><text:s text:c="8"/>@Autowired DataSource dataSource; <text:s/></text:span></text:p>
      <text:p text:style-name="Preformatted_20_Text"><text:span text:style-name="Source_20_Text"><text:s text:c="2"/></text:span></text:p>
      <text:p text:style-name="Preformatted_20_Text"><text:span text:style-name="Source_20_Text"><text:s text:c="8"/>protected void configure(ClientDetailsServiceConfigurer clients) { <text:s/></text:span></text:p>
      <text:p text:style-name="Preformatted_20_Text"><text:span text:style-name="Source_20_Text"><text:s text:c="12"/>clients <text:s text:c="2"/></text:span></text:p>
      <text:p text:style-name="Preformatted_20_Text"><text:span text:style-name="Source_20_Text"><text:s text:c="16"/>.jdbc(this.dataSource) <text:s/></text:span></text:p>
      <text:p text:style-name="Preformatted_20_Text"><text:span text:style-name="Source_20_Text"><text:s text:c="16"/>.passwordEncoder(PasswordEncoderFactories.createDelegatingPasswordEncoder()); <text:s/></text:span></text:p>
      <text:p text:style-name="Preformatted_20_Text"><text:span text:style-name="Source_20_Text"><text:s text:c="12"/>} <text:s/></text:span></text:p>
      <text:p text:style-name="Preformatted_20_Text"><text:span text:style-name="Source_20_Text"><text:s text:c="8"/>} <text:s/></text:span></text:p>
      <text:p text:style-name="P56"><text:span text:style-name="Source_20_Text"><text:span text:style-name="T61"/></text:span></text:p>
      <text:p text:style-name="P56"><text:span text:style-name="Source_20_Text"><text:span text:style-name="T61">The preceding configuration causes OAuth2 Boot to no longer retrieve the client from environment properties and now falls back to the Spring Security password encoder default. <text:s/></text:span></text:span></text:p>
      <text:p text:style-name="P56"><text:span text:style-name="Source_20_Text"><text:span text:style-name="T61"/></text:span></text:p>
      <text:p text:style-name="P56"><text:span text:style-name="Source_20_Text"><text:span text:style-name="T90">21</text:span></text:span><text:span text:style-name="Source_20_Text"><text:span text:style-name="T86">. What are authentication and authorization? Which must come first?</text:span></text:span></text:p>
      <text:p text:style-name="P56"><text:span text:style-name="Source_20_Text"><text:span text:style-name="T86">Authentication</text:span></text:span><text:span text:style-name="Source_20_Text"><text:span text:style-name="T61"> <text:s/></text:span></text:span></text:p>
      <text:p text:style-name="P56"><text:span text:style-name="Source_20_Text"><text:span text:style-name="T61">authentication is the process of confirming the identity of a person/user/system etc. <text:s text:c="2"/></text:span></text:span></text:p>
      <text:p text:style-name="P56"><text:span text:style-name="Source_20_Text"><text:span text:style-name="T61">It might involve confirming the identity by validating identity documents or credentials, verifying the authenticity of a website with a digital certificate, determining the age of an artifact by carbon dating, or ensuring that a product is what its packaging and labeling claim to be <text:s/></text:span></text:span></text:p>
      <text:p text:style-name="P56"><text:span text:style-name="Source_20_Text"><text:span text:style-name="T61">In other words, authentication often involves verifying the validity of at least one form of identification. <text:s text:c="2"/></text:span></text:span></text:p>
      <text:p text:style-name="P56"><text:span text:style-name="Source_20_Text"><text:span text:style-name="T61">authentication is the process of verifying that "you are who you say you are" <text:s/></text:span></text:span></text:p>
      <text:p text:style-name="P56"><text:span text:style-name="Source_20_Text"><text:span text:style-name="T61"/></text:span></text:p>
      <text:p text:style-name="P56"><text:span text:style-name="Source_20_Text"><text:span text:style-name="T86">Authorization</text:span></text:span><text:span text:style-name="Source_20_Text"><text:span text:style-name="T61"> <text:s/></text:span></text:span></text:p>
      <text:p text:style-name="P56"><text:span text:style-name="Source_20_Text"><text:span text:style-name="T61">authorization is the process of verifying that "you are permitted to do what you are trying to do" <text:s/></text:span></text:span></text:p>
      <text:p text:style-name="P56"><text:span text:style-name="Source_20_Text"><text:span text:style-name="T61">when someone tries to log on a computer, they are usually first requested to identify themselves with a login name and support that with a password. Afterward, this combination is checked against an existing login-password validity record to check if the combination is authentic. If so, the user becomes authenticated (i.e. the identification he supplied in step 1 is valid, or authentic). Finally, a set of pre-defined permissions and restrictions for that particular login name is assigned to this user, which completes the final step, authorization. <text:s/></text:span></text:span></text:p>
      <text:p text:style-name="P56"><text:span text:style-name="Source_20_Text"><text:span text:style-name="T61"/></text:span></text:p>
      <text:p text:style-name="P56"><text:span text:style-name="Source_20_Text"><text:span text:style-name="T86">which comes first?</text:span></text:span><text:span text:style-name="Source_20_Text"><text:span text:style-name="T61"> <text:s/></text:span></text:span></text:p>
      <text:p text:style-name="P56"><text:span text:style-name="Source_20_Text"><text:span text:style-name="T61">authentication must always come before authorization.</text:span></text:span></text:p>
      <text:p text:style-name="P56"><text:span text:style-name="Source_20_Text"><text:span text:style-name="T61">This in order to be able to establish the identity of the user before being able to verify what the user is allowed to do. <text:s/></text:span></text:span></text:p>
      <text:p text:style-name="P56"><text:span text:style-name="Source_20_Text"><text:span text:style-name="T61"/></text:span></text:p>
      <text:p text:style-name="P56"><text:span text:style-name="Source_20_Text"><text:span text:style-name="T91">22</text:span></text:span><text:span text:style-name="Source_20_Text"><text:span text:style-name="T86">. How to Get the Current Logged-In Username in Spring Security?</text:span></text:span></text:p>
      <text:p text:style-name="P56"><text:span text:style-name="Source_20_Text"><text:span text:style-name="T61">In order to get the current username, you first need a SecurityContext, which is obtained from the SecurityContextHolder. <text:s/></text:span></text:span></text:p>
      <text:p text:style-name="P56"><text:span text:style-name="Source_20_Text"><text:span text:style-name="T61"/></text:span></text:p>
      <text:p text:style-name="P56"><text:span text:style-name="Source_20_Text"><text:span text:style-name="T61">SecurityContextHolder has a static getter method which returns the SecurityContext and use that to obtain Authentication (using getAuthentication method) <text:s/></text:span></text:span></text:p>
      <text:p text:style-name="P56"><text:span text:style-name="Source_20_Text"><text:span text:style-name="T61"/></text:span></text:p>
      <text:p text:style-name="P56"><text:soft-page-break/><text:span text:style-name="Source_20_Text"><text:span text:style-name="T61">This <text:s/>SecurityContext <text:s/>keeps the user details in an Authentication object, which can be obtained by calling the getAuthentication() <text:s/>method. <text:s/></text:span></text:span></text:p>
      <text:p text:style-name="P56"><text:span text:style-name="Source_20_Text"><text:span text:style-name="T61"/></text:span></text:p>
      <text:p text:style-name="P56"><text:span text:style-name="Source_20_Text"><text:span text:style-name="T61">Once you got the Authentication object, you can either cast it into UserDetails or use it as it is. <text:s/></text:span></text:span></text:p>
      <text:p text:style-name="P56"><text:span text:style-name="Source_20_Text"><text:span text:style-name="T61"/></text:span></text:p>
      <text:p text:style-name="P56"><text:span text:style-name="Source_20_Text"><text:span text:style-name="T61">The <text:s/>UserDetails <text:s/>object is the one that Spring Security uses to keep user-related information. <text:s/></text:span></text:span></text:p>
      <text:p text:style-name="P56"><text:span text:style-name="Source_20_Text"><text:span text:style-name="T61"/></text:span></text:p>
      <text:p text:style-name="P56"><text:span text:style-name="Source_20_Text"><text:span text:style-name="T61">But, in a Dependency Injection way, which is the ideal and better way, we fetch the logged in user by declaring a dependency and let Spring provide the Principal or Authentication object. This is done in a controller as follows: <text:s/></text:span></text:span></text:p>
      <text:p text:style-name="P56"><text:span text:style-name="Source_20_Text"><text:span text:style-name="T61"/></text:span></text:p>
      <text:p text:style-name="Preformatted_20_Text"><text:span text:style-name="Source_20_Text"><text:s text:c="8"/>@Controller <text:s/></text:span></text:p>
      <text:p text:style-name="Preformatted_20_Text"><text:span text:style-name="Source_20_Text"><text:s text:c="8"/>public class MVCController { <text:s/></text:span></text:p>
      <text:p text:style-name="Preformatted_20_Text"><text:span text:style-name="Source_20_Text"><text:s text:c="2"/></text:span></text:p>
      <text:p text:style-name="Preformatted_20_Text"><text:span text:style-name="Source_20_Text"><text:s text:c="12"/>@RequestMapping(value = "/username", method = RequestMethod.GET) <text:s text:c="2"/></text:span></text:p>
      <text:p text:style-name="Preformatted_20_Text"><text:span text:style-name="Source_20_Text"><text:s text:c="12"/>@ResponseBody <text:s text:c="2"/></text:span></text:p>
      <text:p text:style-name="Preformatted_20_Text"><text:span text:style-name="Source_20_Text"><text:s text:c="12"/>public String currentUserName(Principal principal) { <text:s/></text:span></text:p>
      <text:p text:style-name="Preformatted_20_Text"><text:span text:style-name="Source_20_Text"><text:s text:c="16"/>return principal.getName(); <text:s/></text:span></text:p>
      <text:p text:style-name="Preformatted_20_Text"><text:span text:style-name="Source_20_Text"><text:s text:c="14"/>} <text:s text:c="2"/></text:span></text:p>
      <text:p text:style-name="Preformatted_20_Text"><text:span text:style-name="Source_20_Text"><text:s text:c="8"/>} <text:s/></text:span></text:p>
      <text:p text:style-name="Preformatted_20_Text"><text:span text:style-name="Source_20_Text"/></text:p>
      <text:p text:style-name="P56"><text:span text:style-name="Source_20_Text"><text:span text:style-name="T61">Like above example, we can also mentioned Authentication as a method arg and fetch that and use its getName method to fetch the current user <text:s/></text:span></text:span></text:p>
      <text:p text:style-name="P56"><text:span text:style-name="Source_20_Text"><text:span text:style-name="T61">Or, we can also use a HttpServletRequest as the method arg and fetch Principal from it and then fetch the user's name. <text:s text:c="2"/></text:span></text:span></text:p>
      <text:p text:style-name="P56"><text:span text:style-name="Source_20_Text"><text:span text:style-name="T61"/></text:span></text:p>
      <text:p text:style-name="P56"><text:span text:style-name="Source_20_Text"><text:span text:style-name="T91">23</text:span></text:span><text:span text:style-name="Source_20_Text"><text:span text:style-name="T86">. What is the difference between a Authentication and UserDetails</text:span></text:span><text:span text:style-name="Source_20_Text"><text:span text:style-name="T61"> </text:span></text:span><text:span text:style-name="Source_20_Text"><text:span text:style-name="T86">object in Spring? Why both have almost similar methods?</text:span></text:span></text:p>
      <text:p text:style-name="P56"><text:span text:style-name="Source_20_Text"><text:span text:style-name="T61">Well, its true that both have almost similar methods but UserDetails is not used for security purposes, it is just a "user info" bean. Spring Security uses Authentication instances. <text:s/></text:span></text:span></text:p>
      <text:p text:style-name="P56"><text:span text:style-name="Source_20_Text"><text:span text:style-name="T61">So, basically, Authentication is solely used by Spring Security. UserDetails is intended for the client code only. <text:s text:c="2"/></text:span></text:span></text:p>
      <text:p text:style-name="P56"><text:span text:style-name="Source_20_Text"><text:span text:style-name="T61"/></text:span></text:p>
      <text:p text:style-name="P56"><text:span text:style-name="Source_20_Text"><text:span text:style-name="T91">24</text:span></text:span><text:span text:style-name="Source_20_Text"><text:span text:style-name="T86">. Why do you the intercept-url?</text:span></text:span></text:p>
      <text:p text:style-name="P56"><text:span text:style-name="Source_20_Text"><text:span text:style-name="T61">This is basically an xml element <text:s/></text:span></text:span></text:p>
      <text:p text:style-name="P56"><text:span text:style-name="Source_20_Text"><text:span text:style-name="T61"/></text:span></text:p>
      <text:p text:style-name="P56"><text:span text:style-name="Source_20_Text"><text:span text:style-name="T61">This element is used to define the set of URL patterns that the application is interested in and to configure how they should be handled. <text:s/></text:span></text:span></text:p>
      <text:p text:style-name="P56"><text:span text:style-name="Source_20_Text"><text:span text:style-name="T61"/></text:span></text:p>
      <text:p text:style-name="P56"><text:span text:style-name="Source_20_Text"><text:span text:style-name="T61">When matching the specified patterns against an incoming request, the matching is done in the order in which the elements are declared. So the most specific patterns should come first and the most general should come last. <text:s/></text:span></text:span></text:p>
      <text:p text:style-name="P56"><text:span text:style-name="Source_20_Text"><text:span text:style-name="T61"/></text:span></text:p>
      <text:p text:style-name="P56"><text:span text:style-name="Source_20_Text"><text:span text:style-name="T61">So,basically this is used to protect resources, in this case, urls in the application that needs to be authorized to be accessed by users having specific roles <text:s/></text:span></text:span></text:p>
      <text:p text:style-name="P56"><text:span text:style-name="Source_20_Text"><text:span text:style-name="T61"/></text:span></text:p>
      <text:p text:style-name="P56"><text:span text:style-name="Source_20_Text"><text:span text:style-name="T61">To achieve the same with java based configuration (instead of an xml based config.), the following is used: <text:s/></text:span></text:span></text:p>
      <text:p text:style-name="P56"><text:span text:style-name="Source_20_Text"><text:span text:style-name="T61"/></text:span></text:p>
      <text:p text:style-name="Preformatted_20_Text"><text:soft-page-break/><text:span text:style-name="Source_20_Text"><text:s text:c="8"/>protected void configure(final HttpSecurity inHttpSecurity) throws Exception { <text:s/></text:span></text:p>
      <text:p text:style-name="Preformatted_20_Text"><text:span text:style-name="Source_20_Text"><text:s text:c="12"/>http. <text:s/></text:span></text:p>
      <text:p text:style-name="Preformatted_20_Text"><text:span text:style-name="Source_20_Text"><text:s text:c="16"/>.authorizeRequests() <text:s/></text:span></text:p>
      <text:p text:style-name="Preformatted_20_Text"><text:span text:style-name="Source_20_Text"><text:s text:c="16"/>.antMatchers("/services/users/").hasRole("ADMIN") <text:s/></text:span></text:p>
      <text:p text:style-name="Preformatted_20_Text"><text:span text:style-name="Source_20_Text"><text:s text:c="16"/>.anyRequest().authenticated() <text:s/></text:span></text:p>
      <text:p text:style-name="Preformatted_20_Text"><text:span text:style-name="Source_20_Text"><text:s text:c="16"/>.and() <text:s/></text:span></text:p>
      <text:p text:style-name="Preformatted_20_Text"><text:span text:style-name="Source_20_Text"><text:s text:c="16"/>.formLogin(); <text:s text:c="2"/></text:span></text:p>
      <text:p text:style-name="Preformatted_20_Text"><text:span text:style-name="Source_20_Text"><text:s text:c="16"/>and() <text:s/></text:span></text:p>
      <text:p text:style-name="Preformatted_20_Text"><text:span text:style-name="Source_20_Text"><text:s text:c="16"/>httpBasic(); <text:s/></text:span></text:p>
      <text:p text:style-name="Preformatted_20_Text"><text:span text:style-name="Source_20_Text"><text:s text:c="9"/>} <text:s/></text:span></text:p>
      <text:p text:style-name="Preformatted_20_Text"><text:span text:style-name="Source_20_Text"/></text:p>
      <text:p text:style-name="P56"><text:span text:style-name="Source_20_Text"><text:span text:style-name="T91">25</text:span></text:span><text:span text:style-name="Source_20_Text"><text:span text:style-name="T86">. In which order do you have to write multiple intercept-url's? <text:s/></text:span></text:span></text:p>
      <text:p text:style-name="P56"><text:span text:style-name="Source_20_Text"><text:span text:style-name="T61">Multiple &lt;intercept-url&gt; elements may be defined and they will be evaluated in the order in which they are defined. When an &lt;intercept-url&gt; element with a matching pattern is found, evaluation stops. <text:s/></text:span></text:span></text:p>
      <text:p text:style-name="P56"><text:span text:style-name="Source_20_Text"><text:span text:style-name="T61"/></text:span></text:p>
      <text:p text:style-name="P56"><text:span text:style-name="Source_20_Text"><text:span text:style-name="T61">It is therefore recommended to define more &lt;intercept-url&gt; elements with more specific pattern earlier and more general patterns later. <text:s/></text:span></text:span></text:p>
      <text:p text:style-name="P56"><text:span text:style-name="Source_20_Text"><text:span text:style-name="T61"/></text:span></text:p>
      <text:p text:style-name="P56"><text:span text:style-name="Source_20_Text"><text:span text:style-name="T61">In the Java based config, just replace &lt;intercept-url&gt; with antMatchers or mvcMathers in the above context and everything else remains the same. The order should always be more specific ones first and generic ones later. <text:s/></text:span></text:span></text:p>
      <text:p text:style-name="P56"><text:span text:style-name="Source_20_Text"><text:span text:style-name="T61"/></text:span></text:p>
      <text:p text:style-name="P56"><text:span text:style-name="Source_20_Text"><text:span text:style-name="T91">26</text:span></text:span><text:span text:style-name="Source_20_Text"><text:span text:style-name="T86">. What does the <text:s/>pattern in an antMatcher or mvcMatcher do?</text:span></text:span></text:p>
      <text:p text:style-name="P56"><text:span text:style-name="Source_20_Text"><text:span text:style-name="T61">There are two wildcards that can be used in URL patterns: <text:s/></text:span></text:span></text:p>
      <text:p text:style-name="P56"><text:span text:style-name="Source_20_Text"><text:span text:style-name="T61"/></text:span></text:p>
      <text:p text:style-name="P56"><text:span text:style-name="Source_20_Text"><text:span text:style-name="T61">* <text:s text:c="5"/></text:span></text:span></text:p>
      <text:p text:style-name="P56"><text:span text:style-name="Source_20_Text"><text:span text:style-name="T61">Matches any path on the level at which the wildcard occur. <text:s/></text:span></text:span></text:p>
      <text:p text:style-name="P56"><text:span text:style-name="Source_20_Text"><text:span text:style-name="T61">Example: /services/* matches /services/users and /services/orders but not /services/orders/123/items. <text:s text:c="3"/></text:span></text:span></text:p>
      <text:p text:style-name="P56"><text:span text:style-name="Source_20_Text"><text:span text:style-name="T61"/></text:span></text:p>
      <text:p text:style-name="P56"><text:span text:style-name="Source_20_Text"><text:span text:style-name="T61">** <text:s/></text:span></text:span></text:p>
      <text:p text:style-name="P56"><text:span text:style-name="Source_20_Text"><text:span text:style-name="T61">Matches any path on the level at the wildcard occurs and all levels below. <text:s/></text:span></text:span></text:p>
      <text:p text:style-name="P56"><text:span text:style-name="Source_20_Text"><text:span text:style-name="T61">Example: /services/** matches /services, /services/, /services/users and /services/orders and also /services/orders/123/items etc. <text:s/></text:span></text:span></text:p>
      <text:p text:style-name="P56"><text:span text:style-name="Source_20_Text"><text:span text:style-name="T61"><text:s text:c="13"/></text:span></text:span></text:p>
      <text:p text:style-name="P56"><text:span text:style-name="Source_20_Text"><text:span text:style-name="T61"/></text:span></text:p>
      <text:p text:style-name="P56"><text:span text:style-name="Source_20_Text"><text:span text:style-name="T91">27</text:span></text:span><text:span text:style-name="Source_20_Text"><text:span text:style-name="T86">. Why is an mvcMatcher more secure than an antMatcher?</text:span></text:span></text:p>
      <text:p text:style-name="P56"><text:span text:style-name="Source_20_Text"><text:span text:style-name="T61">As an example antMatchers("/services") only matches the exact “/services” URL while mvcMatchers("/services") matches “/services” but also “/services/”, “/services.html” and “/services.abc”. <text:s/></text:span></text:span></text:p>
      <text:p text:style-name="P56"><text:span text:style-name="Source_20_Text"><text:span text:style-name="T61"/></text:span></text:p>
      <text:p text:style-name="P56"><text:span text:style-name="Source_20_Text"><text:span text:style-name="T61">Thus the mvcMatcher matches more than the antMatcher and is more forgiving as far as configuration mistakes are concerned. <text:s/></text:span></text:span></text:p>
      <text:p text:style-name="P56"><text:span text:style-name="Source_20_Text"><text:span text:style-name="T61"/></text:span></text:p>
      <text:p text:style-name="P56"><text:span text:style-name="Source_20_Text"><text:span text:style-name="T61">In addition, the mvcMatchers API uses the same matching rules as used by the @RequestMapping annotation. <text:s/></text:span></text:span></text:p>
      <text:p text:style-name="P56"><text:span text:style-name="Source_20_Text"><text:span text:style-name="T61"/></text:span></text:p>
      <text:p text:style-name="P56"><text:span text:style-name="Source_20_Text"><text:span text:style-name="T91">28</text:span></text:span><text:span text:style-name="Source_20_Text"><text:span text:style-name="T86">. Does Spring Security support password hashing? What is salting?</text:span></text:span></text:p>
      <text:p text:style-name="P56"><text:span text:style-name="Source_20_Text"><text:span text:style-name="T86">Password Hashing</text:span></text:span><text:span text:style-name="Source_20_Text"><text:span text:style-name="T61"> <text:s/></text:span></text:span></text:p>
      <text:p text:style-name="P56"><text:span text:style-name="Source_20_Text"><text:span text:style-name="T61">Password hashing is the process of calculating a hash-value for a password. The hash-value is stored, for instance in a database, instead of storing the password itself. Later when a user attempts to log in, a hash-value is calculated for the password supplied by the user and </text:span></text:span><text:soft-page-break/><text:span text:style-name="Source_20_Text"><text:span text:style-name="T61">compared to the stored hash-value. If the hash-values does not match, the user has not supplied the correct password. <text:s/></text:span></text:span></text:p>
      <text:p text:style-name="P56"><text:span text:style-name="Source_20_Text"><text:span text:style-name="T61"/></text:span></text:p>
      <text:p text:style-name="P56"><text:span text:style-name="Source_20_Text"><text:span text:style-name="T61">In Spring Security, this process is referred to as password encoding and is implemented using the PasswordEncoder interface. <text:s/></text:span></text:span></text:p>
      <text:p text:style-name="P56"><text:span text:style-name="Source_20_Text"><text:span text:style-name="T61"/></text:span></text:p>
      <text:p text:style-name="P56"><text:span text:style-name="Source_20_Text"><text:span text:style-name="T86">Salting</text:span></text:span><text:span text:style-name="Source_20_Text"><text:span text:style-name="T61"> <text:s/></text:span></text:span></text:p>
      <text:p text:style-name="P56"><text:span text:style-name="Source_20_Text"><text:span text:style-name="T61">A salt used when calculating the hash-value for a password is a sequence of random bytes that are used in combination with the cleartext password to calculate a hash-value. The salt is stored in cleartext alongside the password hash-value and can later be used when calculating hash-values for user-supplied passwords at login. <text:s text:c="7"/></text:span></text:span></text:p>
      <text:p text:style-name="P56"><text:span text:style-name="Source_20_Text"><text:span text:style-name="T61"/></text:span></text:p>
      <text:p text:style-name="P56"><text:span text:style-name="Source_20_Text"><text:span text:style-name="T61">The reason for salting is to avoid always having the same hash-value for a certain word, which <text:s/>would make it easier to guess passwords using a dictionary of hash-values and their corresponding passwords. <text:s/></text:span></text:span></text:p>
      <text:p text:style-name="P56"><text:span text:style-name="Source_20_Text"><text:span text:style-name="T61"/></text:span></text:p>
      <text:p text:style-name="P56"><text:span text:style-name="Source_20_Text"><text:span text:style-name="T91">29</text:span></text:span><text:span text:style-name="Source_20_Text"><text:span text:style-name="T86">. Why do you need method security? What type of object is typically secured at the method level?</text:span></text:span></text:p>
      <text:p text:style-name="P56"><text:span text:style-name="Source_20_Text"><text:span text:style-name="T61">So, method level security in spring is nothing but enabling authorization at method level to enable support for spring method level security, use @EnableGlobalMethodSecurity in a @Configuration class <text:s/></text:span></text:span></text:p>
      <text:p text:style-name="P56"><text:span text:style-name="Source_20_Text"><text:span text:style-name="T61"/></text:span></text:p>
      <text:p text:style-name="P56"><text:span text:style-name="Source_20_Text"><text:span text:style-name="T61">This is basically for securing our service layer <text:s/></text:span></text:span></text:p>
      <text:p text:style-name="P56"><text:span text:style-name="Source_20_Text"><text:span text:style-name="T61"/></text:span></text:p>
      <text:p text:style-name="P56"><text:span text:style-name="Source_20_Text"><text:span text:style-name="T61">we could secure our service layer by, for example, restricting which roles are able to execute a particular method <text:s/></text:span></text:span></text:p>
      <text:p text:style-name="P56"><text:span text:style-name="Source_20_Text"><text:span text:style-name="T61"/></text:span></text:p>
      <text:p text:style-name="P56"><text:span text:style-name="Source_20_Text"><text:span text:style-name="T91">30</text:span></text:span><text:span text:style-name="Source_20_Text"><text:span text:style-name="T86">. What do @PreAuthorize and @RolesAllowed do? What is the difference between them?</text:span></text:span></text:p>
      <text:p text:style-name="P56"><text:span text:style-name="Source_20_Text"><text:span text:style-name="T61">The @PreAuthorize and @RolesAllowed annotations are annotations with which method security can be configured either on individual methods or on class level. <text:s/></text:span></text:span></text:p>
      <text:p text:style-name="P56"><text:span text:style-name="Source_20_Text"><text:span text:style-name="T61"/></text:span></text:p>
      <text:p text:style-name="P56"><text:span text:style-name="Source_20_Text"><text:span text:style-name="T86">@PreAuthorize </text:span></text:span><text:span text:style-name="Source_20_Text"><text:span text:style-name="T61"><text:s/></text:span></text:span></text:p>
      <text:p text:style-name="P56"><text:span text:style-name="Source_20_Text"><text:span text:style-name="T61">The @PreAuthorize annotation allows for specifying access constraints to a method using the Spring Expression Language (SpEL). <text:s text:c="2"/></text:span></text:span></text:p>
      <text:p text:style-name="P56"><text:span text:style-name="Source_20_Text"><text:span text:style-name="T61">These constraints are evaluated prior to the method being executed and may result in execution of the method being denied if the constraints are not fulfilled. <text:s/></text:span></text:span></text:p>
      <text:p text:style-name="P56"><text:span text:style-name="Source_20_Text"><text:span text:style-name="T61">The @PreAuthorize annotation is part of the Spring Security framework. <text:s/></text:span></text:span></text:p>
      <text:p text:style-name="P56"><text:span text:style-name="Source_20_Text"><text:span text:style-name="T61">This is a powerful and flexible annot in a way that we can also use method arguments as part of the expression <text:s/></text:span></text:span></text:p>
      <text:p text:style-name="P56"><text:span text:style-name="Source_20_Text"><text:span text:style-name="T61">In order to be able to use @PreAuthorize, the prePostEnabled attribute in the @EnableGlobalMethodSecurity annotation needs to be set to true. <text:s/></text:span></text:span></text:p>
      <text:p text:style-name="P56"><text:span text:style-name="Source_20_Text"><text:span text:style-name="T61"/></text:span></text:p>
      <text:p text:style-name="P56"><text:span text:style-name="Source_20_Text"><text:span text:style-name="T86">@RolesAllowed</text:span></text:span><text:span text:style-name="Source_20_Text"><text:span text:style-name="T61"> <text:s/></text:span></text:span></text:p>
      <text:p text:style-name="P56"><text:span text:style-name="Source_20_Text"><text:span text:style-name="T61">The @RolesAllowed annotation is the JSR-250 equivalent of @Secured annot. <text:s text:c="4"/></text:span></text:span></text:p>
      <text:p text:style-name="P56"><text:span text:style-name="Source_20_Text"><text:span text:style-name="T61">This annotation is more limited than the @PreAuthorize annotation in that it only supports role-based security. <text:s/></text:span></text:span></text:p>
      <text:p text:style-name="P56"><text:span text:style-name="Source_20_Text"><text:span text:style-name="T61">In order to use the @RolesAllowed annotation the library containing this annotation needs to be on the classpath, as it is not part of Spring Security. In addition, the jsr250Enabled attribute of the @EnableGlobalMethodSecurity annotation need to be set to true. <text:s/></text:span></text:span></text:p>
      <text:p text:style-name="P56"><text:span text:style-name="Source_20_Text"><text:span text:style-name="T61"/></text:span></text:p>
      <text:p text:style-name="P56"><text:soft-page-break/><text:span text:style-name="Source_20_Text"><text:span text:style-name="T91">31</text:span></text:span><text:span text:style-name="Source_20_Text"><text:span text:style-name="T86">. What does Spring’s @Secured do?</text:span></text:span></text:p>
      <text:p text:style-name="P56"><text:span text:style-name="Source_20_Text"><text:span text:style-name="T61">The @Secured annotation is a legacy Spring Security 2 annotation that can be used to configured method security. <text:s/></text:span></text:span></text:p>
      <text:p text:style-name="P56"><text:span text:style-name="Source_20_Text"><text:span text:style-name="T61">does not support using Spring Expression Language (SpEL) to specify security constraints. <text:s/></text:span></text:span></text:p>
      <text:p text:style-name="P56"><text:span text:style-name="Source_20_Text"><text:span text:style-name="T61">It is recommended to use the @PreAuthorize annotation in new applications over this annotation. <text:s/></text:span></text:span></text:p>
      <text:p text:style-name="P56"><text:span text:style-name="Source_20_Text"><text:span text:style-name="T61">Support for the @Secured annotation needs to be explicitly enabled in the @EnableGlobalMethodSecurity annotation using the securedEnabled attribute. <text:s/></text:span></text:span></text:p>
      <text:p text:style-name="P56"><text:span text:style-name="Source_20_Text"><text:span text:style-name="T61"/></text:span></text:p>
      <text:p text:style-name="P56"><text:span text:style-name="Source_20_Text"><text:span text:style-name="T91">32</text:span></text:span><text:span text:style-name="Source_20_Text"><text:span text:style-name="T86">. How are these annotations implemented?</text:span></text:span></text:p>
      <text:p text:style-name="P56"><text:span text:style-name="Source_20_Text"><text:span text:style-name="T61">Meth</text:span></text:span><text:span text:style-name="Source_20_Text"><text:span text:style-name="T72">o</text:span></text:span><text:span text:style-name="Source_20_Text"><text:span text:style-name="T61">d-level security is accomplished by Spring AOP. <text:s/></text:span></text:span></text:p>
      <text:p text:style-name="P56"><text:span text:style-name="Source_20_Text"><text:span text:style-name="T61">Not going into its detail..</text:span></text:span></text:p>
      <text:p text:style-name="P56"><text:span text:style-name="Source_20_Text"><text:span text:style-name="T61"/></text:span></text:p>
      <text:p text:style-name="P56"><text:span text:style-name="Source_20_Text"><text:span text:style-name="T91">33</text:span></text:span><text:span text:style-name="Source_20_Text"><text:span text:style-name="T86">. In which security annotation are you allowed to use SpEL?</text:span></text:span></text:p>
      <text:p text:style-name="P56"><text:span text:style-name="Source_20_Text"><text:span text:style-name="T61">@PreAuthorize, @PostAuthorize, @PreFilter, @PostFilter <text:s/></text:span></text:span></text:p>
      <text:p text:style-name="P56"><text:span text:style-name="Source_20_Text"><text:span text:style-name="T6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06-14T01:49:12.011727595</dc:date>
    <meta:editing-cycles>1204</meta:editing-cycles>
    <meta:editing-duration>P3DT11H8M44S</meta:editing-duration>
    <meta:generator>LibreOffice/6.0.7.3$Linux_X86_64 LibreOffice_project/00m0$Build-3</meta:generator>
    <meta:document-statistic meta:table-count="0" meta:image-count="0" meta:object-count="0" meta:page-count="22" meta:paragraph-count="496" meta:word-count="7259" meta:character-count="52910" meta:non-whitespace-character-count="43626"/>
  </office:meta>
</office:document-meta>
</file>